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fo:color="#ffff00"/>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Times New Roman"/>
    </style:style>
    <style:style style:name="P6" style:family="paragraph" style:parent-style-name="Standard">
      <style:text-properties style:font-name="Times New Roman" fo:font-weight="normal" style:font-weight-asian="normal" style:font-weight-complex="normal"/>
    </style:style>
    <style:style style:name="P7" style:family="paragraph" style:parent-style-name="Standard">
      <style:text-properties fo:color="#000000" style:font-name="Times New Roman"/>
    </style:style>
    <style:style style:name="P8" style:family="paragraph" style:parent-style-name="Text_20_body">
      <style:paragraph-properties fo:margin-left="0in" fo:margin-right="0in" fo:margin-top="0in" fo:margin-bottom="0in" fo:text-indent="0in" style:auto-text-indent="false"/>
    </style:style>
    <style:style style:name="P9" style:family="paragraph" style:parent-style-name="Text_20_body">
      <style:paragraph-properties fo:margin-left="0in" fo:margin-right="0in" fo:margin-top="0in" fo:margin-bottom="0in" fo:text-indent="0in" style:auto-text-indent="false"/>
      <style:text-properties fo:color="#000000" style:font-name="Times New Roman"/>
    </style:style>
    <style:style style:name="P10" style:family="paragraph" style:parent-style-name="Text_20_body">
      <style:paragraph-properties fo:margin-left="0in" fo:margin-right="0in" fo:margin-top="0in" fo:margin-bottom="0in" fo:text-indent="0in" style:auto-text-indent="false"/>
      <style:text-properties fo:color="#000000" style:font-name="Times New Roman" fo:font-style="normal" style:font-style-asian="normal" style:font-style-complex="normal"/>
    </style:style>
    <style:style style:name="P11" style:family="paragraph" style:parent-style-name="Text_20_body">
      <style:paragraph-properties fo:margin-left="0in" fo:margin-right="0in" fo:margin-top="0in" fo:margin-bottom="0in" fo:text-indent="0in" style:auto-text-indent="false"/>
      <style:text-properties style:font-name="Times New Roman"/>
    </style:style>
    <style:style style:name="P12" style:family="paragraph" style:parent-style-name="Text_20_body">
      <style:paragraph-properties fo:margin-left="0in" fo:margin-right="0in" fo:margin-top="0in" fo:margin-bottom="0in" fo:text-indent="0in" style:auto-text-indent="false"/>
      <style:text-properties style:font-name="Times New Roman" fo:font-style="normal" style:font-style-asian="normal" style:font-style-complex="normal"/>
    </style:style>
    <style:style style:name="P13" style:family="paragraph" style:parent-style-name="Body_20_Text_20_First_20_Indent">
      <style:paragraph-properties fo:margin-left="0in" fo:margin-right="0in" fo:text-align="center" style:justify-single-word="false" fo:text-indent="0in" style:auto-text-indent="false"/>
    </style:style>
    <style:style style:name="P14"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15" style:family="paragraph" style:parent-style-name="Heading_20_2">
      <style:paragraph-properties fo:margin-left="0in" fo:margin-right="0in" fo:text-indent="0in" style:auto-text-indent="false"/>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left="0in" fo:margin-right="0in" fo:text-indent="0in" style:auto-text-indent="false"/>
      <style:text-properties fo:color="#000000" style:font-name="Times New Roman"/>
    </style:style>
    <style:style style:name="P18" style:family="paragraph" style:parent-style-name="Standard">
      <style:paragraph-properties fo:margin-left="0in" fo:margin-right="0in" fo:text-indent="0in" style:auto-text-indent="false"/>
      <style:text-properties style:font-name="Times New Roman"/>
    </style:style>
    <style:style style:name="P19" style:family="paragraph" style:parent-style-name="Standard">
      <style:paragraph-properties fo:margin-left="0in" fo:margin-right="0in" fo:margin-top="0.1945in" fo:margin-bottom="0.1945in" fo:text-indent="0in" style:auto-text-indent="false"/>
    </style:style>
    <style:style style:name="P20" style:family="paragraph" style:parent-style-name="Standard">
      <style:paragraph-properties fo:margin-left="0in" fo:margin-right="0in" fo:margin-top="0.1945in" fo:margin-bottom="0.1945in" fo:text-indent="0in" style:auto-text-indent="false"/>
      <style:text-properties fo:color="#000000" style:font-name="Times New Roman"/>
    </style:style>
    <style:style style:name="P21" style:family="paragraph" style:parent-style-name="Standard">
      <style:paragraph-properties fo:margin-left="0in" fo:margin-right="0in" fo:margin-top="0.1945in" fo:margin-bottom="0.1945in" fo:text-indent="0in" style:auto-text-indent="false"/>
      <style:text-properties fo:color="#000000" style:font-name="Times New Roman" fo:font-size="11pt" fo:font-style="normal" style:font-size-asian="11pt" style:font-style-asian="normal" style:font-size-complex="11pt" style:font-style-complex="normal"/>
    </style:style>
    <style:style style:name="P22" style:family="paragraph" style:parent-style-name="Text_20_body">
      <style:paragraph-properties fo:margin-left="0in" fo:margin-right="0in" fo:text-indent="0in" style:auto-text-indent="false"/>
    </style:style>
    <style:style style:name="P23"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24" style:family="paragraph" style:parent-style-name="Text_20_body">
      <style:paragraph-properties fo:margin-left="0in" fo:margin-right="0in" fo:text-indent="0in" style:auto-text-indent="false"/>
      <style:text-properties fo:color="#000000"/>
    </style:style>
    <style:style style:name="P25" style:family="paragraph" style:parent-style-name="Text_20_body">
      <style:paragraph-properties fo:margin-left="0in" fo:margin-right="0in" fo:text-indent="0in" style:auto-text-indent="false"/>
      <style:text-properties fo:color="#000000" style:font-name="Times New Roman"/>
    </style:style>
    <style:style style:name="P26" style:family="paragraph" style:parent-style-name="Text_20_body">
      <style:paragraph-properties fo:margin-left="0in" fo:margin-right="0in" fo:text-align="start" style:justify-single-word="false" fo:text-indent="0in" style:auto-text-indent="false"/>
      <style:text-properties fo:color="#000000" style:font-name="Times New Roman"/>
    </style:style>
    <style:style style:name="P27" style:family="paragraph" style:parent-style-name="Text_20_body">
      <style:paragraph-properties fo:margin-left="0in" fo:margin-right="0in" fo:text-indent="0in" style:auto-text-indent="false"/>
      <style:text-properties fo:color="#000000" style:font-name="Times New Roman" fo:font-size="12pt" fo:font-style="normal" style:font-size-asian="12pt" style:font-style-asian="normal" style:font-size-complex="12pt" style:font-style-complex="normal"/>
    </style:style>
    <style:style style:name="P28" style:family="paragraph" style:parent-style-name="Text_20_body">
      <style:paragraph-properties fo:margin-left="0in" fo:margin-right="0in" fo:text-indent="0in" style:auto-text-indent="false"/>
      <style:text-properties fo:color="#ff0000" fo:font-size="12pt" fo:font-style="normal" style:font-size-asian="12pt" style:font-style-asian="normal" style:font-size-complex="12pt" style:font-style-complex="normal"/>
    </style:style>
    <style:style style:name="P29" style:family="paragraph" style:parent-style-name="Text_20_body">
      <style:paragraph-properties fo:margin-left="0in" fo:margin-right="0in" fo:text-indent="0in" style:auto-text-indent="false"/>
      <style:text-properties fo:color="#ff0000" style:font-name="Times New Roman" fo:font-size="12pt" fo:font-style="normal" style:font-size-asian="12pt" style:font-style-asian="normal" style:font-size-complex="12pt" style:font-style-complex="normal"/>
    </style:style>
    <style:style style:name="P30" style:family="paragraph" style:parent-style-name="Text_20_body">
      <style:paragraph-properties fo:margin-left="0in" fo:margin-right="0in" fo:text-indent="0in" style:auto-text-indent="false"/>
      <style:text-properties fo:font-size="11pt" fo:font-style="italic" style:font-size-asian="11pt" style:font-style-asian="italic" style:font-size-complex="11pt" style:font-style-complex="italic"/>
    </style:style>
    <style:style style:name="P31" style:family="paragraph" style:parent-style-name="Text_20_body">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32" style:family="paragraph" style:parent-style-name="Text_20_body">
      <style:paragraph-properties fo:margin-left="0in" fo:margin-right="0in" fo:text-align="start" style:justify-single-word="false" fo:text-indent="0in" style:auto-text-indent="false"/>
    </style:style>
    <style:style style:name="P33" style:family="paragraph" style:parent-style-name="Text_20_body">
      <style:paragraph-properties fo:margin-left="0in" fo:margin-right="0in" fo:margin-top="0in" fo:margin-bottom="0.0598in" fo:text-indent="0in" style:auto-text-indent="false"/>
    </style:style>
    <style:style style:name="P34" style:family="paragraph" style:parent-style-name="Text_20_body">
      <style:paragraph-properties fo:margin-left="0in" fo:margin-right="0in" fo:margin-top="0in" fo:margin-bottom="0.0598in" fo:text-indent="0in" style:auto-text-indent="false"/>
      <style:text-properties fo:color="#000000" style:font-name="Times New Roman"/>
    </style:style>
    <style:style style:name="P35" style:family="paragraph" style:parent-style-name="Text_20_body">
      <style:paragraph-properties fo:margin-left="0in" fo:margin-right="0in" fo:margin-top="0in" fo:margin-bottom="0.0598in" fo:text-align="start" style:justify-single-word="false" fo:text-indent="0in" style:auto-text-indent="false"/>
      <style:text-properties fo:color="#000000" style:font-name="Times New Roman" fo:font-style="italic" style:font-style-asian="italic" style:font-style-complex="italic"/>
    </style:style>
    <style:style style:name="P36" style:family="paragraph" style:parent-style-name="List_20_Continue">
      <style:paragraph-properties fo:margin-left="0in" fo:margin-right="0in" fo:text-indent="0in" style:auto-text-indent="false"/>
    </style:style>
    <style:style style:name="P37" style:family="paragraph" style:parent-style-name="List">
      <style:paragraph-properties fo:margin-left="-0.5in" fo:margin-right="0in" fo:text-indent="0in" style:auto-text-indent="false"/>
    </style:style>
    <style:style style:name="P38" style:family="paragraph" style:parent-style-name="Standard">
      <style:paragraph-properties fo:margin-left="-0.5in" fo:margin-right="0in" fo:text-indent="0in" style:auto-text-indent="false"/>
    </style:style>
    <style:style style:name="P39" style:family="paragraph" style:parent-style-name="Text_20_body">
      <style:paragraph-properties fo:margin-left="1in" fo:margin-right="0in" fo:margin-top="0in" fo:margin-bottom="0in" fo:text-indent="0in" style:auto-text-indent="false"/>
    </style:style>
    <style:style style:name="P40" style:family="paragraph" style:parent-style-name="Text_20_body">
      <style:paragraph-properties fo:margin-left="1in" fo:margin-right="0in" fo:text-indent="0in" style:auto-text-indent="false"/>
      <style:text-properties fo:font-style="italic" style:font-style-asian="italic" style:font-style-complex="italic"/>
    </style:style>
    <style:style style:name="P41" style:family="paragraph" style:parent-style-name="Text_20_body">
      <style:paragraph-properties fo:margin-left="1in" fo:margin-right="0in" fo:text-indent="0in" style:auto-text-indent="false"/>
      <style:text-properties fo:font-size="12pt" fo:font-style="italic" style:font-size-asian="12pt" style:font-style-asian="italic" style:font-size-complex="12pt" style:font-style-complex="italic"/>
    </style:style>
    <style:style style:name="P42" style:family="paragraph" style:parent-style-name="Text_20_body">
      <style:paragraph-properties fo:margin-left="1in" fo:margin-right="0in" fo:text-indent="0in" style:auto-text-indent="false"/>
      <style:text-properties fo:color="#000000" style:font-name="Times New Roman" fo:font-style="italic" style:font-style-asian="italic" style:font-style-complex="italic"/>
    </style:style>
    <style:style style:name="P43" style:family="paragraph" style:parent-style-name="Standard">
      <style:paragraph-properties fo:margin-left="1in" fo:margin-right="0in" fo:text-indent="0in" style:auto-text-indent="false"/>
      <style:text-properties fo:color="#000000" style:font-name="Times New Roman"/>
    </style:style>
    <style:style style:name="P44" style:family="paragraph" style:parent-style-name="Contents_20_1">
      <style:paragraph-properties fo:margin-left="1in" fo:margin-right="0in" fo:text-indent="0in" style:auto-text-indent="false"/>
      <style:text-properties fo:color="#000000" style:font-name="Times New Roman"/>
    </style:style>
    <style:style style:name="P45" style:family="paragraph" style:parent-style-name="Standard">
      <style:paragraph-properties fo:margin-left="1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46"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47" style:family="paragraph" style:parent-style-name="Text_20_body">
      <style:paragraph-properties fo:margin-left="0.5in" fo:margin-right="0in" fo:text-indent="0in" style:auto-text-indent="false"/>
    </style:style>
    <style:style style:name="P48" style:family="paragraph" style:parent-style-name="Text_20_body">
      <style:paragraph-properties fo:margin-left="0.5in" fo:margin-right="0in" fo:text-indent="0in" style:auto-text-indent="false"/>
      <style:text-properties fo:font-size="12pt"/>
    </style:style>
    <style:style style:name="P49" style:family="paragraph" style:parent-style-name="Text_20_body">
      <style:paragraph-properties fo:margin-left="0.5in" fo:margin-right="0in" fo:text-indent="0in" style:auto-text-indent="false"/>
      <style:text-properties fo:font-size="12pt" fo:font-style="normal" style:font-size-asian="12pt" style:font-style-asian="normal" style:font-size-complex="12pt" style:font-style-complex="normal"/>
    </style:style>
    <style:style style:name="P50"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51" style:family="paragraph" style:parent-style-name="Text_20_body">
      <style:paragraph-properties fo:margin-left="0.5in" fo:margin-right="0in" fo:text-indent="0in" style:auto-text-indent="false"/>
      <style:text-properties fo:color="#000000" style:font-name="Times New Roman"/>
    </style:style>
    <style:style style:name="P52" style:family="paragraph" style:parent-style-name="Text_20_body">
      <style:paragraph-properties fo:margin-left="0.5in" fo:margin-right="0in" fo:text-indent="0in" style:auto-text-indent="false"/>
      <style:text-properties fo:color="#000000" style:font-name="Times New Roman" fo:font-size="11pt" fo:font-style="italic" style:font-size-asian="11pt" style:font-style-asian="italic" style:font-size-complex="11pt" style:font-style-complex="italic"/>
    </style:style>
    <style:style style:name="P53" style:family="paragraph" style:parent-style-name="Text_20_body">
      <style:paragraph-properties fo:margin-left="0.5in" fo:margin-right="0in" fo:text-indent="0in" style:auto-text-indent="false"/>
      <style:text-properties fo:color="#000000" style:font-name="Times New Roman" fo:font-size="12pt" fo:font-style="italic" style:font-size-asian="12pt" style:font-style-asian="italic" style:font-size-complex="12pt" style:font-style-complex="italic"/>
    </style:style>
    <style:style style:name="P54" style:family="paragraph" style:parent-style-name="List_20_Continue">
      <style:paragraph-properties fo:margin-left="0.5in" fo:margin-right="0in" fo:text-indent="0in" style:auto-text-indent="false"/>
      <style:text-properties fo:font-size="11pt" fo:font-style="italic" style:font-size-asian="11pt" style:font-style-asian="italic" style:font-size-complex="11pt"/>
    </style:style>
    <style:style style:name="P55" style:family="paragraph" style:parent-style-name="Standard">
      <style:paragraph-properties fo:margin-left="0.5in" fo:margin-right="0in" fo:text-indent="0in" style:auto-text-indent="false"/>
    </style:style>
    <style:style style:name="P56"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style>
    <style:style style:name="P57" style:family="paragraph" style:parent-style-name="Standard">
      <style:paragraph-properties fo:margin-left="0.5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58" style:family="paragraph" style:parent-style-name="Standard">
      <style:paragraph-properties fo:margin-left="0.5in" fo:margin-right="0in" fo:margin-top="0.1945in" fo:margin-bottom="0.1945in" fo:text-indent="0in" style:auto-text-indent="false"/>
      <style:text-properties fo:color="#000000" style:font-name="Times New Roman" fo:font-size="11pt" fo:font-style="italic" style:font-size-asian="11pt" style:font-style-asian="italic" style:font-size-complex="11pt"/>
    </style:style>
    <style:style style:name="P59" style:family="paragraph" style:parent-style-name="Standard">
      <style:paragraph-properties fo:margin-left="0.5in" fo:margin-right="0in" fo:margin-top="0.1945in" fo:margin-bottom="0.1945in" fo:text-indent="0in" style:auto-text-indent="false"/>
      <style:text-properties fo:color="#000000" style:font-name="Times New Roman" fo:font-size="11pt" fo:font-style="italic" style:font-size-asian="11pt" style:font-style-asian="italic" style:font-size-complex="11pt" style:font-style-complex="italic"/>
    </style:style>
    <style:style style:name="P60" style:family="paragraph" style:parent-style-name="Contents_20_1">
      <style:paragraph-properties fo:margin-left="0.5in" fo:margin-right="0in" fo:text-indent="0in" style:auto-text-indent="false"/>
      <style:text-properties fo:color="#000000" style:font-name="Times New Roman" fo:font-weight="bold" style:font-weight-asian="bold" style:font-weight-complex="bold"/>
    </style:style>
    <style:style style:name="P61" style:family="paragraph" style:parent-style-name="Date">
      <style:paragraph-properties fo:margin-left="2.5in" fo:margin-right="0in" fo:text-indent="0in" style:auto-text-indent="false"/>
    </style:style>
    <style:style style:name="P62" style:family="paragraph" style:parent-style-name="Text_20_body">
      <style:text-properties fo:font-size="12pt" fo:font-weight="bold"/>
    </style:style>
    <style:style style:name="P63" style:family="paragraph" style:parent-style-name="Text_20_body">
      <style:text-properties fo:font-size="12pt" style:font-size-asian="12pt" style:font-size-complex="12pt"/>
    </style:style>
    <style:style style:name="P64" style:family="paragraph" style:parent-style-name="Text_20_body">
      <style:text-properties fo:color="#000000"/>
    </style:style>
    <style:style style:name="P65" style:family="paragraph" style:parent-style-name="Text_20_body">
      <style:text-properties fo:color="#000000" style:font-name="Times New Roman"/>
    </style:style>
    <style:style style:name="P66" style:family="paragraph" style:parent-style-name="Text_20_body">
      <style:text-properties style:font-name="Times New Roman"/>
    </style:style>
    <style:style style:name="P67" style:family="paragraph" style:parent-style-name="Text_20_body">
      <style:text-properties style:font-name="Times New Roman" fo:font-style="normal" style:font-style-asian="normal" style:font-style-complex="normal"/>
    </style:style>
    <style:style style:name="P68" style:family="paragraph" style:parent-style-name="List_20_Number_20_4">
      <style:paragraph-properties fo:margin-left="-1in" fo:margin-right="0in" fo:text-indent="0in" style:auto-text-indent="false"/>
    </style:style>
    <style:style style:name="P69" style:family="paragraph" style:parent-style-name="Text_20_body">
      <style:paragraph-properties fo:margin-left="-1in" fo:margin-right="0in" fo:text-indent="0in" style:auto-text-indent="false"/>
      <style:text-properties fo:color="#000000" style:font-name="Times New Roman"/>
    </style:style>
    <style:style style:name="P70" style:family="paragraph" style:parent-style-name="Text_20_body">
      <style:paragraph-properties fo:margin-left="0.0083in" fo:margin-right="0in" fo:text-indent="0in" style:auto-text-indent="false"/>
      <style:text-properties style:font-name="Times New Roman" fo:font-size="11pt" fo:font-style="italic" style:font-size-asian="11pt" style:font-style-asian="italic" style:font-size-complex="11pt" style:font-style-complex="italic"/>
    </style:style>
    <style:style style:name="P71" style:family="paragraph" style:parent-style-name="Heading_20_1">
      <style:text-properties fo:color="#000000" style:font-name="Times New Roman"/>
    </style:style>
    <style:style style:name="P72" style:family="paragraph" style:parent-style-name="Heading_20_2">
      <style:text-properties style:font-name="Times New Roman"/>
    </style:style>
    <style:style style:name="P73" style:family="paragraph" style:parent-style-name="Heading_20_2">
      <style:text-properties fo:color="#000000" style:font-name="Times New Roman"/>
    </style:style>
    <style:style style:name="P74" style:family="paragraph" style:parent-style-name="Heading_20_3">
      <style:text-properties style:font-name="Times New Roman" fo:font-size="12pt" style:font-size-asian="12pt" style:font-size-complex="12pt"/>
    </style:style>
    <style:style style:name="P75" style:family="paragraph" style:parent-style-name="Heading_20_3">
      <style:text-properties fo:color="#000000" style:font-name="Times New Roman" fo:font-size="12pt" style:font-size-asian="12pt" style:font-size-complex="12pt"/>
    </style:style>
    <style:style style:name="P76" style:family="paragraph" style:parent-style-name="Standard" style:list-style-name="L1"/>
    <style:style style:name="P77" style:family="paragraph" style:parent-style-name="Standard" style:list-style-name="L15"/>
    <style:style style:name="P78" style:family="paragraph" style:parent-style-name="Standard" style:list-style-name="L15"/>
    <style:style style:name="P79" style:family="paragraph" style:parent-style-name="Standard" style:list-style-name="L15"/>
    <style:style style:name="P80" style:family="paragraph" style:parent-style-name="Standard" style:list-style-name="L15"/>
    <style:style style:name="P81" style:family="paragraph" style:parent-style-name="Standard" style:list-style-name="L10">
      <style:paragraph-properties fo:margin-left="0in" fo:margin-right="0in" fo:text-indent="0in" style:auto-text-indent="false"/>
    </style:style>
    <style:style style:name="P82" style:family="paragraph" style:parent-style-name="Standard" style:list-style-name="L10">
      <style:paragraph-properties fo:margin-left="0in" fo:margin-right="0in" fo:text-indent="0in" style:auto-text-indent="false"/>
    </style:style>
    <style:style style:name="P83" style:family="paragraph" style:parent-style-name="Standard" style:list-style-name="L10">
      <style:paragraph-properties fo:margin-left="0in" fo:margin-right="0in" fo:text-indent="0in" style:auto-text-indent="false"/>
    </style:style>
    <style:style style:name="P84" style:family="paragraph" style:parent-style-name="Standard">
      <style:paragraph-properties fo:margin-left="0.5in" fo:margin-right="0in" fo:text-indent="0in" style:auto-text-indent="false"/>
    </style:style>
    <style:style style:name="P85" style:family="paragraph" style:parent-style-name="Text_20_body" style:list-style-name="WW8Num18">
      <style:paragraph-properties fo:margin-left="-1in" fo:margin-right="0in" fo:text-indent="0in" style:auto-text-indent="false"/>
    </style:style>
    <style:style style:name="P86" style:family="paragraph" style:parent-style-name="Text_20_body" style:list-style-name="WW8Num18">
      <style:paragraph-properties fo:margin-left="-1in" fo:margin-right="0in" fo:text-indent="0in" style:auto-text-indent="false"/>
    </style:style>
    <style:style style:name="P87" style:family="paragraph" style:parent-style-name="Text_20_body" style:list-style-name="WW8Num18">
      <style:paragraph-properties fo:margin-left="-1in" fo:margin-right="0in" fo:text-align="start" style:justify-single-word="false" fo:text-indent="0in" style:auto-text-indent="false"/>
    </style:style>
    <style:style style:name="P88" style:family="paragraph" style:parent-style-name="Text_20_body" style:list-style-name="WW8Num18">
      <style:paragraph-properties fo:margin-left="-1in" fo:margin-right="0in" fo:text-indent="0in" style:auto-text-indent="false"/>
      <style:text-properties fo:color="#000000" style:font-name="Times New Roman"/>
    </style:style>
    <style:style style:name="P89" style:family="paragraph" style:parent-style-name="Text_20_body" style:list-style-name="WW8Num18">
      <style:paragraph-properties fo:margin-left="-1in" fo:margin-right="0in" fo:text-indent="0in" style:auto-text-indent="false"/>
      <style:text-properties fo:color="#000000" style:font-name="Times New Roman"/>
    </style:style>
    <style:style style:name="P90"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91" style:family="paragraph" style:parent-style-name="Text_20_body" style:list-style-name="WW8Num33">
      <style:paragraph-properties fo:margin-left="-0.5in" fo:margin-right="0in" fo:text-indent="0in" style:auto-text-indent="false"/>
    </style:style>
    <style:style style:name="P92" style:family="paragraph" style:parent-style-name="Text_20_body" style:list-style-name="WW8Num33">
      <style:paragraph-properties fo:margin-left="-0.5in" fo:margin-right="0in" fo:text-indent="0in" style:auto-text-indent="false"/>
    </style:style>
    <style:style style:name="P93" style:family="paragraph" style:parent-style-name="Text_20_body" style:list-style-name="WW8Num33">
      <style:paragraph-properties fo:margin-left="-0.5in" fo:margin-right="0in" fo:text-indent="0in" style:auto-text-indent="false"/>
    </style:style>
    <style:style style:name="P94" style:family="paragraph" style:parent-style-name="Text_20_body" style:list-style-name="L6">
      <style:paragraph-properties fo:margin-left="-0.5in" fo:margin-right="0in" fo:text-indent="0in" style:auto-text-indent="false"/>
    </style:style>
    <style:style style:name="P95" style:family="paragraph" style:parent-style-name="Text_20_body" style:list-style-name="WW8Num33">
      <style:paragraph-properties fo:margin-left="-0.5in" fo:margin-right="0in" fo:text-indent="0in" style:auto-text-indent="false"/>
      <style:text-properties fo:color="#000000" style:font-name="Times New Roman"/>
    </style:style>
    <style:style style:name="P96" style:family="paragraph" style:parent-style-name="Text_20_body" style:list-style-name="WW8Num33">
      <style:paragraph-properties fo:margin-left="-0.5in" fo:margin-right="0in" fo:text-indent="0in" style:auto-text-indent="false"/>
      <style:text-properties fo:color="#000000" style:font-name="Times New Roman"/>
    </style:style>
    <style:style style:name="P97" style:family="paragraph" style:parent-style-name="Text_20_body" style:list-style-name="WW8Num33">
      <style:paragraph-properties fo:margin-left="-0.5in" fo:margin-right="0in" fo:text-indent="0in" style:auto-text-indent="false"/>
    </style:style>
    <style:style style:name="P98"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99"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100" style:family="paragraph" style:parent-style-name="Text_20_body" style:list-style-name="WW8Num33">
      <style:paragraph-properties fo:margin-left="0in" fo:margin-right="0in" fo:text-indent="0in" style:auto-text-indent="false"/>
    </style:style>
    <style:style style:name="P101" style:family="paragraph" style:parent-style-name="Text_20_body" style:list-style-name="L7">
      <style:paragraph-properties fo:margin-left="0in" fo:margin-right="0in" fo:text-indent="0in" style:auto-text-indent="false"/>
      <style:text-properties fo:color="#000000" style:font-name="Times New Roman"/>
    </style:style>
    <style:style style:name="P102" style:family="paragraph" style:parent-style-name="Text_20_body" style:list-style-name="WW8Num33">
      <style:paragraph-properties fo:margin-left="0in" fo:margin-right="0in" fo:text-indent="0in" style:auto-text-indent="false"/>
      <style:text-properties fo:color="#000000" style:font-name="Times New Roman" fo:font-style="italic" style:font-style-asian="italic" style:font-style-complex="italic"/>
    </style:style>
    <style:style style:name="P103" style:family="paragraph" style:parent-style-name="Text_20_body" style:list-style-name="WW8Num33">
      <style:paragraph-properties fo:margin-left="0in" fo:margin-right="0in" fo:text-indent="0in" style:auto-text-indent="false"/>
    </style:style>
    <style:style style:name="P104" style:family="paragraph" style:parent-style-name="Text_20_body" style:list-style-name="WW8Num33">
      <style:paragraph-properties fo:margin-left="0in" fo:margin-right="0in" fo:text-indent="0in" style:auto-text-indent="false"/>
    </style:style>
    <style:style style:name="P105" style:family="paragraph" style:parent-style-name="Text_20_body" style:list-style-name="L4">
      <style:paragraph-properties fo:margin-left="0in" fo:margin-right="0in" fo:margin-top="0in" fo:margin-bottom="0in" fo:text-indent="0in" style:auto-text-indent="false"/>
      <style:text-properties fo:color="#000000" fo:font-weight="normal" style:font-weight-asian="normal" style:font-weight-complex="normal"/>
    </style:style>
    <style:style style:name="P106" style:family="paragraph" style:parent-style-name="Text_20_body" style:list-style-name="L4">
      <style:paragraph-properties fo:margin-left="0in" fo:margin-right="0in" fo:margin-top="0in" fo:margin-bottom="0in" fo:text-indent="0in" style:auto-text-indent="false"/>
      <style:text-properties fo:color="#000000" fo:font-weight="normal" style:font-weight-asian="normal" style:font-weight-complex="normal"/>
    </style:style>
    <style:style style:name="P107" style:family="paragraph" style:parent-style-name="Text_20_body" style:list-style-name="L4">
      <style:paragraph-properties fo:margin-left="0in" fo:margin-right="0in" fo:margin-top="0in" fo:margin-bottom="0in" fo:text-indent="0in" style:auto-text-indent="false"/>
      <style:text-properties fo:color="#000000"/>
    </style:style>
    <style:style style:name="P108" style:family="paragraph" style:parent-style-name="Text_20_body" style:list-style-name="L8">
      <style:paragraph-properties fo:margin-left="0in" fo:margin-right="0in" fo:margin-top="0in" fo:margin-bottom="0in" fo:text-indent="0in" style:auto-text-indent="false"/>
      <style:text-properties fo:color="#000000" style:font-name="Times New Roman"/>
    </style:style>
    <style:style style:name="P109" style:family="paragraph" style:parent-style-name="Text_20_body" style:list-style-name="L8">
      <style:paragraph-properties fo:margin-left="0in" fo:margin-right="0in" fo:margin-top="0in" fo:margin-bottom="0in" fo:text-indent="0in" style:auto-text-indent="false"/>
      <style:text-properties fo:color="#000000" style:font-name="Times New Roman"/>
    </style:style>
    <style:style style:name="P110" style:family="paragraph" style:parent-style-name="Text_20_body" style:list-style-name="L8">
      <style:paragraph-properties fo:margin-left="0in" fo:margin-right="0in" fo:margin-top="0in" fo:margin-bottom="0in" fo:text-indent="0in" style:auto-text-indent="false"/>
      <style:text-properties fo:color="#000000" style:font-name="Times New Roman"/>
    </style:style>
    <style:style style:name="P111" style:family="paragraph" style:parent-style-name="Text_20_body" style:list-style-name="L5">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12" style:family="paragraph" style:parent-style-name="Text_20_body" style:list-style-name="L5">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13" style:family="paragraph" style:parent-style-name="Text_20_body" style:list-style-name="L5">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14" style:family="paragraph" style:parent-style-name="Text_20_body" style:list-style-name="L5">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15" style:family="paragraph" style:parent-style-name="Text_20_body" style:list-style-name="L5">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16" style:family="paragraph" style:parent-style-name="Text_20_body" style:list-style-name="L13">
      <style:paragraph-properties fo:margin-left="0in" fo:margin-right="0in" fo:margin-top="0in" fo:margin-bottom="0in" fo:text-indent="0in" style:auto-text-indent="false"/>
    </style:style>
    <style:style style:name="P117" style:family="paragraph" style:parent-style-name="Text_20_body" style:list-style-name="L13">
      <style:paragraph-properties fo:margin-left="0in" fo:margin-right="0in" fo:margin-top="0in" fo:margin-bottom="0in" fo:text-indent="0in" style:auto-text-indent="false"/>
    </style:style>
    <style:style style:name="P118" style:family="paragraph" style:parent-style-name="Text_20_body" style:list-style-name="L13">
      <style:paragraph-properties fo:margin-left="0in" fo:margin-right="0in" fo:margin-top="0in" fo:margin-bottom="0in" fo:text-indent="0in" style:auto-text-indent="false"/>
    </style:style>
    <style:style style:name="P119" style:family="paragraph" style:parent-style-name="Text_20_body" style:list-style-name="L13">
      <style:paragraph-properties fo:margin-left="0in" fo:margin-right="0in" fo:margin-top="0in" fo:margin-bottom="0in" fo:text-indent="0in" style:auto-text-indent="false"/>
    </style:style>
    <style:style style:name="P120" style:family="paragraph" style:parent-style-name="Text_20_body" style:list-style-name="L13">
      <style:paragraph-properties fo:margin-left="0in" fo:margin-right="0in" fo:margin-top="0in" fo:margin-bottom="0in" fo:text-indent="0in" style:auto-text-indent="false"/>
    </style:style>
    <style:style style:name="P121" style:family="paragraph" style:parent-style-name="Text_20_body" style:list-style-name="L14">
      <style:paragraph-properties fo:margin-left="0in" fo:margin-right="0in" fo:margin-top="0in" fo:margin-bottom="0in" fo:text-indent="0in" style:auto-text-indent="false"/>
    </style:style>
    <style:style style:name="P122" style:family="paragraph" style:parent-style-name="Text_20_body" style:list-style-name="L14">
      <style:paragraph-properties fo:margin-left="0in" fo:margin-right="0in" fo:margin-top="0in" fo:margin-bottom="0in" fo:text-indent="0in" style:auto-text-indent="false"/>
    </style:style>
    <style:style style:name="P123" style:family="paragraph" style:parent-style-name="Text_20_body" style:list-style-name="L14">
      <style:paragraph-properties fo:margin-left="0in" fo:margin-right="0in" fo:margin-top="0in" fo:margin-bottom="0in" fo:text-indent="0in" style:auto-text-indent="false"/>
    </style:style>
    <style:style style:name="P124" style:family="paragraph" style:parent-style-name="Text_20_body" style:list-style-name="L14">
      <style:paragraph-properties fo:margin-left="0in" fo:margin-right="0in" fo:margin-top="0in" fo:margin-bottom="0in" fo:text-indent="0in" style:auto-text-indent="false"/>
    </style:style>
    <style:style style:name="P125" style:family="paragraph" style:parent-style-name="Text_20_body" style:list-style-name="L14">
      <style:paragraph-properties fo:margin-left="0in" fo:margin-right="0in" fo:margin-top="0in" fo:margin-bottom="0in" fo:text-indent="0in" style:auto-text-indent="false"/>
    </style:style>
    <style:style style:name="P126" style:family="paragraph" style:parent-style-name="Text_20_body" style:list-style-name="L2">
      <style:paragraph-properties fo:margin-left="0.5in" fo:margin-right="0in" fo:margin-top="0in" fo:margin-bottom="0in" fo:text-indent="0in" style:auto-text-indent="false"/>
    </style:style>
    <style:style style:name="P127" style:family="paragraph" style:parent-style-name="Text_20_body" style:list-style-name="L2">
      <style:paragraph-properties fo:margin-left="0.5in" fo:margin-right="0in" fo:margin-top="0in" fo:margin-bottom="0in" fo:text-indent="0in" style:auto-text-indent="false"/>
    </style:style>
    <style:style style:name="P128" style:family="paragraph" style:parent-style-name="Text_20_body" style:list-style-name="L2">
      <style:paragraph-properties fo:margin-left="0.5in" fo:margin-right="0in" fo:margin-top="0in" fo:margin-bottom="0in" fo:text-indent="0in" style:auto-text-indent="false"/>
    </style:style>
    <style:style style:name="P129" style:family="paragraph" style:parent-style-name="Text_20_body" style:list-style-name="L2">
      <style:paragraph-properties fo:margin-left="0.5in" fo:margin-right="0in" fo:margin-top="0in" fo:margin-bottom="0in" fo:text-indent="0in" style:auto-text-indent="false"/>
    </style:style>
    <style:style style:name="P130" style:family="paragraph" style:parent-style-name="Text_20_body" style:list-style-name="L11">
      <style:paragraph-properties fo:margin-left="0.5in" fo:margin-right="0in" fo:margin-top="0in" fo:margin-bottom="0in" fo:text-indent="0in" style:auto-text-indent="false"/>
      <style:text-properties fo:color="#000000" style:font-name="Times New Roman"/>
    </style:style>
    <style:style style:name="P131" style:family="paragraph" style:parent-style-name="Text_20_body" style:list-style-name="L11">
      <style:paragraph-properties fo:margin-left="0.5in" fo:margin-right="0in" fo:margin-top="0in" fo:margin-bottom="0in" fo:text-indent="0in" style:auto-text-indent="false"/>
      <style:text-properties fo:color="#000000" style:font-name="Times New Roman"/>
    </style:style>
    <style:style style:name="P132" style:family="paragraph" style:parent-style-name="Text_20_body" style:list-style-name="L11">
      <style:paragraph-properties fo:margin-left="0.5in" fo:margin-right="0in" fo:margin-top="0in" fo:margin-bottom="0in" fo:text-indent="0in" style:auto-text-indent="false"/>
      <style:text-properties fo:color="#000000" style:font-name="Times New Roman"/>
    </style:style>
    <style:style style:name="P133" style:family="paragraph" style:parent-style-name="Text_20_body" style:list-style-name="L11">
      <style:paragraph-properties fo:margin-left="0.5in" fo:margin-right="0in" fo:margin-top="0in" fo:margin-bottom="0in" fo:text-indent="0in" style:auto-text-indent="false"/>
      <style:text-properties fo:color="#000000" style:font-name="Times New Roman"/>
    </style:style>
    <style:style style:name="P134" style:family="paragraph" style:parent-style-name="Text_20_body" style:list-style-name="L2">
      <style:paragraph-properties fo:margin-left="0.5in" fo:margin-right="0in" fo:text-indent="0in" style:auto-text-indent="false"/>
    </style:style>
    <style:style style:name="P135" style:family="paragraph" style:parent-style-name="Text_20_body" style:list-style-name="L2">
      <style:paragraph-properties fo:margin-left="0.5in" fo:margin-right="0in" fo:text-indent="0in" style:auto-text-indent="false"/>
    </style:style>
    <style:style style:name="P136" style:family="paragraph" style:parent-style-name="Text_20_body" style:list-style-name="L11">
      <style:paragraph-properties fo:margin-left="0.5in" fo:margin-right="0in" fo:text-indent="0in" style:auto-text-indent="false"/>
      <style:text-properties fo:color="#000000" style:font-name="Times New Roman"/>
    </style:style>
    <style:style style:name="P137" style:family="paragraph" style:parent-style-name="Text_20_body" style:list-style-name="L11">
      <style:paragraph-properties fo:margin-left="0.5in" fo:margin-right="0in" fo:text-indent="0in" style:auto-text-indent="false"/>
      <style:text-properties fo:color="#000000" style:font-name="Times New Roman"/>
    </style:style>
    <style:style style:name="P138" style:family="paragraph" style:parent-style-name="Text_20_body" style:list-style-name="L2">
      <style:paragraph-properties fo:margin-left="1in" fo:margin-right="0in" fo:margin-top="0in" fo:margin-bottom="0in" fo:text-indent="0in" style:auto-text-indent="false"/>
    </style:style>
    <style:style style:name="P139" style:family="paragraph" style:parent-style-name="Text_20_body" style:list-style-name="L2">
      <style:paragraph-properties fo:margin-left="1in" fo:margin-right="0in" fo:margin-top="0in" fo:margin-bottom="0in" fo:text-indent="0in" style:auto-text-indent="false"/>
    </style:style>
    <style:style style:name="P140" style:family="paragraph" style:parent-style-name="Text_20_body" style:list-style-name="L2">
      <style:paragraph-properties fo:margin-left="1in" fo:margin-right="0in" fo:margin-top="0in" fo:margin-bottom="0in" fo:text-indent="0in" style:auto-text-indent="false"/>
    </style:style>
    <style:style style:name="P141" style:family="paragraph" style:parent-style-name="Text_20_body" style:list-style-name="L2">
      <style:paragraph-properties fo:margin-left="1in" fo:margin-right="0in" fo:margin-top="0in" fo:margin-bottom="0in" fo:text-indent="0in" style:auto-text-indent="false"/>
    </style:style>
    <style:style style:name="P142" style:family="paragraph" style:parent-style-name="Text_20_body" style:list-style-name="L2">
      <style:paragraph-properties fo:margin-left="1in" fo:margin-right="0in" fo:margin-top="0in" fo:margin-bottom="0in" fo:text-indent="0in" style:auto-text-indent="false"/>
    </style:style>
    <style:style style:name="P143" style:family="paragraph" style:parent-style-name="Text_20_body" style:list-style-name="L2">
      <style:paragraph-properties fo:margin-left="1in" fo:margin-right="0in" fo:margin-top="0in" fo:margin-bottom="0in" fo:text-indent="0in" style:auto-text-indent="false"/>
    </style:style>
    <style:style style:name="P144"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45"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46"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47"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48"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49"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50" style:family="paragraph" style:parent-style-name="Text_20_body" style:list-style-name="L2">
      <style:paragraph-properties fo:margin-left="1in" fo:margin-right="0in" fo:text-indent="0in" style:auto-text-indent="false"/>
    </style:style>
    <style:style style:name="P151" style:family="paragraph" style:parent-style-name="Text_20_body" style:list-style-name="L11">
      <style:paragraph-properties fo:margin-left="1in" fo:margin-right="0in" fo:text-indent="0in" style:auto-text-indent="false"/>
      <style:text-properties fo:color="#000000" style:font-name="Times New Roman"/>
    </style:style>
    <style:style style:name="P152" style:family="paragraph" style:parent-style-name="List" style:list-style-name="WW8Num24">
      <style:paragraph-properties fo:margin-left="-0.5in" fo:margin-right="0in" fo:text-indent="-0.25in" style:auto-text-indent="false"/>
    </style:style>
    <style:style style:name="P153" style:family="paragraph" style:parent-style-name="List" style:list-style-name="WW8Num24">
      <style:paragraph-properties fo:margin-left="-0.5in" fo:margin-right="0in" fo:text-indent="-0.25in" style:auto-text-indent="false"/>
    </style:style>
    <style:style style:name="P154" style:family="paragraph" style:parent-style-name="List" style:list-style-name="WW8Num24">
      <style:paragraph-properties fo:margin-left="-0.5in" fo:margin-right="0in" fo:text-indent="-0.25in" style:auto-text-indent="false"/>
    </style:style>
    <style:style style:name="P155" style:family="paragraph" style:parent-style-name="List" style:list-style-name="WW8Num24">
      <style:paragraph-properties fo:margin-left="-0.5in" fo:margin-right="0in" fo:text-indent="-0.25in" style:auto-text-indent="false"/>
    </style:style>
    <style:style style:name="P156" style:family="paragraph" style:parent-style-name="List" style:list-style-name="WW8Num24">
      <style:paragraph-properties fo:margin-left="-0.5in" fo:margin-right="0in" fo:text-indent="-0.25in" style:auto-text-indent="false"/>
    </style:style>
    <style:style style:name="P157"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58"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59" style:family="paragraph" style:parent-style-name="Contents_20_2">
      <style:paragraph-properties>
        <style:tab-stops>
          <style:tab-stop style:position="5.5252in" style:type="right" style:leader-style="dotted" style:leader-text="."/>
        </style:tab-stops>
      </style:paragraph-properties>
    </style:style>
    <style:style style:name="P160" style:family="paragraph" style:parent-style-name="Contents_20_3">
      <style:paragraph-properties>
        <style:tab-stops>
          <style:tab-stop style:position="5.3583in" style:type="right" style:leader-style="dotted" style:leader-text="."/>
        </style:tab-stops>
      </style:paragraph-properties>
    </style:style>
    <style:style style:name="P161"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3"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4"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5"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66"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67"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68"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6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7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71" style:family="paragraph" style:parent-style-name="List_20_Number">
      <style:paragraph-properties fo:margin-left="1.5in" fo:margin-right="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72" style:family="paragraph" style:parent-style-name="List_20_Number">
      <style:paragraph-properties fo:margin-left="1.5in" fo:margin-right="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73" style:family="paragraph" style:parent-style-name="List_20_Number" style:list-style-name="L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74" style:family="paragraph" style:parent-style-name="List_20_Number" style:list-style-name="L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75" style:family="paragraph" style:parent-style-name="List_20_Number" style:list-style-name="L12">
      <style:paragraph-properties fo:margin-left="1in" fo:margin-right="0in" fo:margin-top="0in" fo:margin-bottom="0in" fo:text-indent="0in" style:auto-text-indent="false">
        <style:tab-stops>
          <style:tab-stop style:position="1.15in"/>
        </style:tab-stops>
      </style:paragraph-properties>
      <style:text-properties fo:color="#000000" style:font-name="Times New Roman" fo:font-style="normal" style:font-style-asian="normal" style:font-style-complex="normal"/>
    </style:style>
    <style:style style:name="P176" style:family="paragraph" style:parent-style-name="List_20_Number" style:list-style-name="L12">
      <style:paragraph-properties fo:margin-left="1in" fo:margin-right="0in" fo:margin-top="0in" fo:margin-bottom="0in" fo:text-indent="0in" style:auto-text-indent="false">
        <style:tab-stops>
          <style:tab-stop style:position="1.15in"/>
        </style:tab-stops>
      </style:paragraph-properties>
      <style:text-properties fo:color="#000000" style:font-name="Times New Roman" fo:font-style="normal" style:font-style-asian="normal" style:font-style-complex="normal"/>
    </style:style>
    <style:style style:name="P177" style:family="paragraph" style:parent-style-name="List_20_Number_20_4">
      <style:paragraph-properties fo:margin-left="0in" fo:margin-right="0in" fo:text-indent="0in" style:auto-text-indent="false"/>
    </style:style>
    <style:style style:name="P178" style:family="paragraph" style:parent-style-name="List_20_Number_20_4">
      <style:paragraph-properties fo:margin-left="0in" fo:margin-right="0in" fo:text-indent="0in" style:auto-text-indent="false"/>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ize="12pt"/>
    </style:style>
    <style:style style:name="T9" style:family="text">
      <style:text-properties fo:font-size="12pt" fo:font-weight="bold"/>
    </style:style>
    <style:style style:name="T10" style:family="text">
      <style:text-properties fo:font-size="12pt" fo:font-style="italic" style:font-size-asian="12pt" style:font-style-asian="italic" style:font-size-complex="12pt" style:font-style-complex="italic"/>
    </style:style>
    <style:style style:name="T11" style:family="text">
      <style:text-properties fo:font-size="12pt" fo:font-style="normal" style:font-size-asian="12pt" style:font-style-asian="normal" style:font-size-complex="12pt" style:font-style-complex="normal"/>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style:text-position="33% 80%"/>
    </style:style>
    <style:style style:name="T14" style:family="text">
      <style:text-properties fo:font-size="11pt" style:font-size-asian="11pt" style:font-size-complex="11pt"/>
    </style:style>
    <style:style style:name="T15" style:family="text">
      <style:text-properties fo:font-size="11pt" fo:font-style="italic" style:font-size-asian="11pt" style:font-style-asian="italic" style:font-size-complex="11pt"/>
    </style:style>
    <style:style style:name="T16" style:family="text">
      <style:text-properties fo:font-size="11pt" fo:font-style="italic" style:font-size-asian="11pt" style:font-style-asian="italic" style:font-size-complex="11pt" style:font-style-complex="italic"/>
    </style:style>
    <style:style style:name="T17" style:family="text">
      <style:text-properties style:text-underline-style="solid" style:text-underline-width="auto" style:text-underline-color="font-color"/>
    </style:style>
    <style:style style:name="T18" style:family="text">
      <style:text-properties fo:color="#ff0000"/>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weight="normal" style:font-weight-asian="normal" style:font-weight-complex="normal"/>
    </style:style>
    <style:style style:name="T23" style:family="text">
      <style:text-properties fo:color="#000000"/>
    </style:style>
    <style:style style:name="T24" style:family="text">
      <style:text-properties fo:color="#000000" fo:font-style="italic" style:font-style-asian="italic" style:font-style-complex="italic"/>
    </style:style>
    <style:style style:name="T25" style:family="text">
      <style:text-properties fo:color="#000000" fo:font-size="11pt" fo:font-style="italic" style:font-size-asian="11pt" style:font-style-asian="italic" style:font-size-complex="11pt" style:font-style-complex="italic"/>
    </style:style>
    <style:style style:name="T26" style:family="text">
      <style:text-properties fo:color="#000000" style:font-name="Times New Roman"/>
    </style:style>
    <style:style style:name="T27" style:family="text">
      <style:text-properties fo:color="#000000" style:font-name="Times New Roman" fo:font-size="14pt" style:font-size-asian="14pt" style:font-size-complex="14pt"/>
    </style:style>
    <style:style style:name="T28" style:family="text">
      <style:text-properties fo:color="#000000" style:font-name="Times New Roman" fo:font-weight="bold" style:font-weight-asian="bold"/>
    </style:style>
    <style:style style:name="T29" style:family="text">
      <style:text-properties fo:color="#000000" style:font-name="Times New Roman" fo:font-weight="bold" style:font-weight-asian="bold" style:font-weight-complex="bold"/>
    </style:style>
    <style:style style:name="T30" style:family="text">
      <style:text-properties fo:color="#000000" style:font-name="Times New Roman" fo:font-size="12pt" fo:font-weight="normal" style:font-size-asian="12pt" style:font-weight-asian="normal" style:font-size-complex="12pt" style:font-weight-complex="normal"/>
    </style:style>
    <style:style style:name="T31" style:family="text">
      <style:text-properties fo:color="#000000" style:font-name="Times New Roman" fo:font-size="12pt" fo:font-weight="bold" style:font-size-asian="12pt" style:font-weight-asian="bold" style:font-size-complex="12pt" style:font-weight-complex="bold"/>
    </style:style>
    <style:style style:name="T32" style:family="text">
      <style:text-properties fo:color="#000000"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T33"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34" style:family="text">
      <style:text-properties fo:color="#000000" style:font-name="Times New Roman" fo:font-weight="normal" style:font-weight-asian="normal" style:font-weight-complex="normal"/>
    </style:style>
    <style:style style:name="T35"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36" style:family="text">
      <style:text-properties fo:color="#000000" style:font-name="Times New Roman" fo:font-size="11pt" fo:font-style="italic" style:font-size-asian="11pt" style:font-style-asian="italic" style:font-size-complex="11pt"/>
    </style:style>
    <style:style style:name="T37" style:family="text">
      <style:text-properties fo:color="#000000" fo:font-style="normal" style:font-style-asian="normal" style:font-style-complex="normal"/>
    </style:style>
    <style:style style:name="T38" style:family="text">
      <style:text-properties fo:color="#000000" fo:font-weight="bold" style:font-weight-asian="bold" style:font-weight-complex="bold"/>
    </style:style>
    <style:style style:name="T39" style:family="text">
      <style:text-properties style:font-name="Times New Roman"/>
    </style:style>
    <style:style style:name="T40" style:family="text">
      <style:text-properties style:font-name="Times New Roman" fo:font-weight="bold" style:font-weight-asian="bold" style:font-weight-complex="bold"/>
    </style:style>
    <style:style style:name="T41" style:family="text">
      <style:text-properties style:font-name="Times New Roman" fo:font-style="italic" style:font-style-asian="italic" style:font-style-complex="italic"/>
    </style:style>
    <style:style style:name="T42" style:family="text">
      <style:text-properties style:text-underline-style="none"/>
    </style:style>
    <style:style style:name="T43" style:family="text">
      <style:text-properties style:font-name="Times" fo:font-size="12pt" fo:font-weight="normal" style:font-size-asian="12pt" style:font-weight-asian="normal" style:font-size-complex="12pt"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7">xCAT 2.1 on AIX</text:p>
      <text:p text:style-name="P14">How-To: Deploy AIX diskless nodes </text:p>
      <text:p text:style-name="P13"><text:s text:c="2"/>Version: 1.0</text:p>
      <text:p text:style-name="P61">Date: 6/13/2008</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58"><text:a xlink:type="simple" xlink:href="#1.Deploying AIX diskless nodes using xCAT|outline">1.0 Deploying AIX diskless nodes using xCAT<text:tab/>2</text:a></text:p>
          <text:p text:style-name="P159"><text:a xlink:type="simple" xlink:href="#1.1.Assumptions|outline">1.1 Assumptions<text:tab/>2</text:a></text:p>
          <text:p text:style-name="P159"><text:a xlink:type="simple" xlink:href="#1.2.Configure NIM |outline">1.2 Configure NIM <text:tab/>2</text:a></text:p>
          <text:p text:style-name="P159"><text:a xlink:type="simple" xlink:href="#1.3.Create a diskless image|outline">1.3 Create a diskless image<text:tab/>3</text:a></text:p>
          <text:p text:style-name="P159"><text:a xlink:type="simple" xlink:href="#1.4.Update the SPOT  (optional)|outline">1.4 Update the SPOT <text:s/>(optional)<text:tab/>4</text:a></text:p>
          <text:p text:style-name="P159"><text:a xlink:type="simple" xlink:href="#1.5.Define xCAT networks|outline">1.5 Define xCAT networks<text:tab/>4</text:a></text:p>
          <text:p text:style-name="P159"><text:a xlink:type="simple" xlink:href="#1.6.Define the HMC as an xCAT node|outline">1.6 Define the HMC as an xCAT node<text:tab/>4</text:a></text:p>
          <text:p text:style-name="P159"><text:a xlink:type="simple" xlink:href="#1.7.Discover the LPARs managed by the HMC|outline">1.7 Discover the LPARs managed by the HMC<text:tab/>5</text:a></text:p>
          <text:p text:style-name="P159"><text:a xlink:type="simple" xlink:href="#1.8.Define xCAT cluster nodes|outline">1.8 Define xCAT cluster nodes<text:tab/>5</text:a></text:p>
          <text:p text:style-name="P159"><text:a xlink:type="simple" xlink:href="#1.9.Define xCAT groups (optional)|outline">1.9 Define xCAT groups (optional)<text:tab/>5</text:a></text:p>
          <text:p text:style-name="P159"><text:a xlink:type="simple" xlink:href="#1.10. Set up post boot scripts (optional)|outline">1.10 <text:s/>Set up post boot scripts (optional)<text:tab/>6</text:a></text:p>
          <text:p text:style-name="P159"><text:a xlink:type="simple" xlink:href="#1.11.Initialize the AIX/NIM diskless nodes|outline">1.11 Initialize the AIX/NIM diskless nodes<text:tab/>6</text:a></text:p>
          <text:p text:style-name="P159"><text:a xlink:type="simple" xlink:href="#1.12.Initiate a network boot|outline">1.12 Initiate a network boot<text:tab/>7</text:a></text:p>
          <text:p text:style-name="P159"><text:a xlink:type="simple" xlink:href="#1.13.Verify the deployment|outline">1.13 Verify the deployment<text:tab/>7</text:a></text:p>
          <text:p text:style-name="P158"><text:a xlink:type="simple" xlink:href="#2.Updating a NIM SPOT resource|outline">2.0 Updating a NIM SPOT resource<text:tab/>9</text:a></text:p>
          <text:p text:style-name="P159"><text:a xlink:type="simple" xlink:href="#2.1.Install additonal software|outline">2.1 Install additonal software<text:tab/>9</text:a></text:p>
          <text:p text:style-name="P159"><text:a xlink:type="simple" xlink:href="#2.2.Add or modify files|outline">2.2 Add or modify files<text:tab/>10</text:a></text:p>
          <text:p text:style-name="P159"><text:a xlink:type="simple" xlink:href="#2.3.Use chroot to run commands in the SPOT root directory|outline">2.3 Use chroot to run commands in the SPOT root directory<text:tab/>10</text:a></text:p>
          <text:p text:style-name="P158"><text:a xlink:type="simple" xlink:href="#3.Special Cases|outline">3.0 Special Cases<text:tab/>10</text:a></text:p>
          <text:p text:style-name="P159"><text:a xlink:type="simple" xlink:href="#3.1.Using other NIM resources.|outline">3.1 Using other NIM resources.<text:tab/>10</text:a></text:p>
          <text:p text:style-name="P159"><text:a xlink:type="simple" xlink:href="#3.2.Booting a “dataless” node.|outline">3.2 Booting a “dataless” node.<text:tab/>11</text:a></text:p>
          <text:p text:style-name="P159"><text:a xlink:type="simple" xlink:href="#3.3.Specifying additional values for the NIM node initialization.|outline">3.3 Specifying additional values for the NIM node initialization.<text:tab/>11</text:a></text:p>
          <text:p text:style-name="P158"><text:a xlink:type="simple" xlink:href="#4.Updating AIX diskless nodes using xCAT|outline">4.0 Updating AIX diskless nodes using xCAT<text:tab/>12</text:a></text:p>
          <text:p text:style-name="P159"><text:a xlink:type="simple" xlink:href="#4.1.Create a new image|outline">4.1 Create a new image<text:tab/>12</text:a></text:p>
          <text:p text:style-name="P160"><text:a xlink:type="simple" xlink:href="#4.1.1.Create a new image from different source|outline">4.1.1 Create a new image from different source<text:tab/>12</text:a></text:p>
          <text:p text:style-name="P160"><text:a xlink:type="simple" xlink:href="#4.1.2.Copy an existing image|outline">4.1.2 Copy an existing image<text:tab/>13</text:a></text:p>
          <text:p text:style-name="P159"><text:a xlink:type="simple" xlink:href="#4.2.Update the SPOT(COSI) (optional)|outline">4.2 Update the SPOT(COSI) (optional)<text:tab/>13</text:a></text:p>
          <text:p text:style-name="P159"><text:a xlink:type="simple" xlink:href="#4.3.Verify the new image (optional)|outline">4.3 Verify the new image (optional)<text:tab/>13</text:a></text:p>
          <text:p text:style-name="P159"><text:a xlink:type="simple" xlink:href="#4.4. Set up post boot scripts (optional)|outline">4.4 <text:s/>Set up post boot scripts (optional)<text:tab/>14</text:a></text:p>
          <text:p text:style-name="P159"><text:a xlink:type="simple" xlink:href="#4.5.Initialize the NIM diskless nodes|outline">4.5 Initialize the NIM diskless nodes<text:tab/>14</text:a></text:p>
          <text:p text:style-name="P159"><text:a xlink:type="simple" xlink:href="#4.6.Verify node readiness (optional)|outline">4.6 Verify node readiness (optional)<text:tab/>16</text:a></text:p>
          <text:p text:style-name="P159"><text:a xlink:type="simple" xlink:href="#4.7.Initiate a network boot|outline">4.7 Initiate a network boot<text:tab/>16</text:a></text:p>
          <text:p text:style-name="P159"><text:a xlink:type="simple" xlink:href="#4.8.Verify the deployment|outline">4.8 Verify the deployment<text:tab/>16</text:a></text:p>
          <text:p text:style-name="P158"><text:a xlink:type="simple" xlink:href="#5.Cleanup|outline">5.0 Cleanup<text:tab/>18</text:a></text:p>
          <text:p text:style-name="P159"><text:a xlink:type="simple" xlink:href="#5.1.Removing NIM machine definitions|outline">5.1 Removing NIM machine definitions<text:tab/>18</text:a></text:p>
          <text:p text:style-name="P159"><text:a xlink:type="simple" xlink:href="#5.2.Removing NIM resources |outline">5.2 Removing NIM resources <text:tab/>18</text:a></text:p>
          <text:p text:style-name="P158"><text:a xlink:type="simple" xlink:href="#6.Notes|outline">6.0 Notes<text:tab/>19</text:a></text:p>
          <text:p text:style-name="P159"><text:a xlink:type="simple" xlink:href="#6.1.Terminology|outline">6.1 Terminology<text:tab/>19</text:a></text:p>
          <text:p text:style-name="P159"><text:a xlink:type="simple" xlink:href="#6.2.NIM diskless resources|outline">6.2 NIM diskless resources<text:tab/>20</text:a></text:p>
          <text:p text:style-name="P159"><text:soft-page-break/><text:a xlink:type="simple" xlink:href="#6.3.NIM Commands|outline">6.3 NIM Commands<text:tab/>21</text:a></text:p>
          <text:p text:style-name="P160"><text:a xlink:type="simple" xlink:href="#6.3.1.COSI commands|outline">6.3.1 COSI commands<text:tab/>21</text:a></text:p>
          <text:p text:style-name="P160"><text:a xlink:type="simple" xlink:href="#6.3.2.Thin server commands|outline">6.3.2 Thin server commands<text:tab/>22</text:a></text:p>
        </text:index-body>
      </text:table-of-content>
      <text:p text:style-name="P1"/>
      <text:h text:style-name="Heading_20_1" text:outline-level="1">Deploying AIX diskless nodes using xCAT</text:h>
      <text:p text:style-name="P19">This “How-To” describes how AIX diskless node can be deployed and updated using xCAT and AIX/NIM commands. <text:s text:c="2"/></text:p>
      <text:p text:style-name="P22">NIM is an AIX tool that enables a cluster administrator to centrally manage the installation and configuration of AIX and optional software on machines within a networked environment. <text:s/>Setting up NIM involves various tasks including, installing NIM software, configuring NIM and creating some basic NIM installation resources. </text:p>
      <text:list text:style-name="WW8Num18">
        <text:list-item>
          <text:list>
            <text:list-header>
              <text:p text:style-name="P85">The specific tasks that you need to perform depend on which features of NIM that you plan to use. 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22">This “How-To” describes only one basic set of steps that may be used to deploy diskless nodes and is not meant to be comprehensive. </text:p>
      <text:h text:style-name="Heading_20_2" text:outline-level="2">Assumptions</text:h>
      <text:list text:style-name="WW8Num24">
        <text:list-item>
          <text:p text:style-name="P152">An AIX system has been installed to use as an xCAT management node.</text:p>
        </text:list-item>
        <text:list-item>
          <text:p text:style-name="P152">All relevant base AIX services are configured and running. <text:s/>This includes (but is not limited to) bootp, tftp, NFS, and hostname resolution.</text:p>
        </text:list-item>
        <text:list-item>
          <text:p text:style-name="P152">xCAT and prerequisite software has been installed on the management node.</text:p>
        </text:list-item>
        <text:list-item>
          <text:p text:style-name="P152">LPARs have already been created using the HMC interfaces. <text:s/></text:p>
        </text:list-item>
        <text:list-item>
          <text:p text:style-name="P152">You have some experience using AIX Network Installation Management (NIM).</text:p>
        </text:list-item>
      </text:list>
      <text:p text:style-name="P37"/>
      <text:h text:style-name="Heading_20_2" text:outline-level="2">Configure NIM </text:h>
      <text:p text:style-name="Standard"/>
      <text:p text:style-name="Standard">To install the required NIM software and do the NIM configuration you can use the AIX <text:span text:style-name="T3">nim_master_setup</text:span> command. <text:s text:c="2"/>This command will install the NIM master file set and do some basic NIM configuration. It can also be used to create some basic NIM resources that can be used to do a standard installation of the nodes. <text:s text:c="2"/>However, in our case we won't be needing those resources so we will run the command as follows:</text:p>
      <text:p text:style-name="Standard"><text:tab/> <text:span text:style-name="T6">nim_master_setup -a mk_resource=no</text:span></text:p>
      <text:p text:style-name="Standard"/>
      <text:p text:style-name="P3">This assumes that the required NIM software is available on /dev/cd0. <text:s/>If this is not the case then you must specify a different source directory. <text:s/>(ex. -a device=/mnt/610_lpp”) <text:s/></text:p>
      <text:p text:style-name="P3"/>
      <text:p text:style-name="P3">You could also do the NIM configuration using the AIX SMIT interfaces. <text:s/>(Just type <text:s/>the SMIT fastpath “smit eznim” to get started.)</text:p>
      <text:p text:style-name="P4"><text:soft-page-break/></text:p>
      <text:p text:style-name="Standard"><text:span text:style-name="T3">Note</text:span>: If you have already configured the NIM master on your xCAT management node you can skip this step.</text:p>
      <text:h text:style-name="Heading_20_2" text:outline-level="2">Create a diskless image</text:h>
      <text:p text:style-name="P22">We need to create an xCAT <text:span text:style-name="T6">osimage</text:span> definition as well as the corresponding AIX/NIM resources that will be needed to boot the diskless nodes. <text:s text:c="2"/></text:p>
      <text:p text:style-name="P22">The xCAT <text:span text:style-name="T6">osimage</text:span> definition contains the names of the NIM resources as well as other information about how the node should be deployed. <text:s/></text:p>
      <text:p text:style-name="P22"><text:span text:style-name="T23">There are several NIM resources that must be created in order to deploy a diskless node. The main resource is the AIX diskless image. <text:s/>Crea</text:span>ting an AIX diskless image is actually equivalent to creating a NIM <text:span text:style-name="T19">SPOT</text:span> (Shared Product Object Tree) resource. <text:s/>A <text:span text:style-name="Strong_20_Emphasis"><text:span text:style-name="T21">SPOT</text:span></text:span><text:span text:style-name="T19"> </text:span>provides a <text:span text:style-name="Strong_20_Emphasis">/usr</text:span> file system for diskless nodes, a root directory whose contents will be used for the initial diskless node root directory, as well as network boot support. The <text:span text:style-name="T19">SPOT </text:span>resource is also referred to as a Common Operating System Image (COSI).</text:p>
      <text:p text:style-name="P22">To do all this you can use the xCAT <text:span text:style-name="T3">mknimimage</text:span> command. <text:s/>This command automatically creates the required NIM resources and the associated xCAT <text:span text:style-name="T6">osimage</text:span> definition.</text:p>
      <text:p text:style-name="P22">See the <text:span text:style-name="T3">mknimimage man</text:span> page for additional details.</text:p>
      <text:p text:style-name="P22">When you run the command you must provide a source for the installable images. <text:s/>This is typically the AIX product media or the name of a NIM <text:span text:style-name="T6">lpp_source</text:span> resource. <text:s/>You must also provide a name for the image you wish to create. <text:s/>This name will be used for the NIM SPOT resource as well as the name of the xCAT <text:span text:style-name="T6">osimage</text:span> definition.</text:p>
      <text:p text:style-name="P22">For example, to create a diskless image called “<text:span text:style-name="T6">61cosi</text:span>” using the AIX product CDs you could issue the following command.</text:p>
      <text:p text:style-name="P22"><text:tab/><text:span text:style-name="T16">mknimimage -t diskless -s /dev/cd0 61cosi</text:span></text:p>
      <text:p text:style-name="P22">(Note that this operation could take a while to complete!)</text:p>
      <text:p text:style-name="P22">The command will display a summary of what was created when it completes.</text:p>
      <text:p text:style-name="P22">The NIM resources will be created in a subdirectory of <text:span text:style-name="T4">/install/nim </text:span><text:span text:style-name="T19">by default.</text:span> <text:s/>You can use the “-l” option to specify a different location.</text:p>
      <text:p text:style-name="P33">To display the xCAT image definition run the xCAT <text:span text:style-name="T3">lsdef</text:span> command.</text:p>
      <text:p text:style-name="P33"><text:tab/><text:span text:style-name="T6">lsdef -t osimage -l -o 61cosi</text:span></text:p>
      <text:p text:style-name="P33">To get details for the NIM resource definitions use the AIX <text:span text:style-name="T3">lsnim</text:span> command. For example, if the name of your SPOT resource is "<text:span text:style-name="T6">61cosi</text:span>" then you could get the details by running: <text:s text:c="2"/></text:p>
      <text:p text:style-name="P33"><text:tab/><text:span text:style-name="T16">lsnim -l 61cosi</text:span></text:p>
      <text:p text:style-name="P33"><text:soft-page-break/>To see the actual contents of a NIM resource use "<text:span text:style-name="T6">nim -o showres &lt;resource name&gt;</text:span>". <text:s/>For example, to get a list of the software installed in your SPOT you could run:</text:p>
      <text:p text:style-name="P33"><text:s text:c="8"/><text:tab/><text:span text:style-name="T16">nim -o showres <text:s/>61cosi</text:span></text:p>
      <text:h text:style-name="Heading_20_2" text:outline-level="2">Update the SPOT <text:s/>(optional)</text:h>
      <text:list text:style-name="WW8Num18" text:continue-numbering="true">
        <text:list-item>
          <text:list text:continue-numbering="true">
            <text:list-header>
              <text:p text:style-name="P85">The SPOT (or COSI) created in the previous step should be considered the basic <text:span text:style-name="T17">minimal</text:span> diskless AIX operating system image. <text:s/>It does not contain all the software that would normally be installed as part of AIX if you were installing a standalone <text:s/>system from the AIX product media. <text:s/>(The “nim -o showres ...” command mentioned above will display what software is contained in the SPOT.)</text:p>
            </text:list-header>
          </text:list>
        </text:list-item>
      </text:list>
      <text:p text:style-name="P24">You must install any additional software you need and make any customizations to the image before you boot the nodes.</text:p>
      <text:p text:style-name="P24">See the section “<text:span text:style-name="T39">Updating a NIM SPOT resource” later in this document for details on how to update a SPOT resource.</text:span></text:p>
      <text:h text:style-name="Heading_20_2" text:outline-level="2">Define xCAT networks</text:h>
      <text:p text:style-name="P22">Create a network definition for each network that contains cluster nodes. <text:s/>You will need a name for the network and values for the following attributes.</text:p>
      <text:p text:style-name="P8"><text:tab/><text:span text:style-name="T3">net</text:span> <text:s text:c="11"/>The network address.</text:p>
      <text:p text:style-name="P8"><text:tab/><text:span text:style-name="T3">mask</text:span> <text:s text:c="7"/>The network mask.</text:p>
      <text:p text:style-name="P8"><text:tab/><text:span text:style-name="T3">gateway</text:span> <text:s text:c="3"/>The network gateway.</text:p>
      <text:p text:style-name="P39"/>
      <text:p text:style-name="P8">In our example we will assume that all the cluster node management interfaces and the xCAT management node interface are on the same network. You can use the xCAT <text:span text:style-name="T3">mkdef</text:span> command to define the network. </text:p>
      <text:p text:style-name="P8"/>
      <text:p text:style-name="P8">For example:</text:p>
      <text:p text:style-name="P8"/>
      <text:p text:style-name="P8"><text:tab/><text:span text:style-name="T16">mkdef -t network -o net1 net=9.114.113.224 mask=255.255.255.224 <text:tab/><text:tab/><text:tab/><text:tab/>gateway=9.114.113.254</text:span></text:p>
      <text:p text:style-name="P46"/>
      <text:list text:style-name="WW8Num18" text:continue-numbering="true">
        <text:list-item>
          <text:list text:continue-numbering="true">
            <text:list-header>
              <text:p text:style-name="P90"><text:span text:style-name="T3">Note</text:span>: <text:s/>NIM also requires network definitions. <text:s/>When NIM was configured in an earlier step the default NIM master network definition was created. <text:s/>The NIM definition should match the one you create for xCAT. <text:s/>If multiple cluster subnets are needed then you will need an xCAT and NIM network definition for each one. <text:s/>A future xCAT enhancement will simplify this by automatically creating NIM network definitions based on the xCAT definitions.</text:p>
            </text:list-header>
          </text:list>
        </text:list-item>
      </text:list>
      <text:h text:style-name="Heading_20_2" text:outline-level="2">Define the HMC as an xCAT node</text:h>
      <text:p text:style-name="P36">The xCAT hardware control support requires that the hardware control point for the nodes also be defined as a cluster node.</text:p>
      <text:p text:style-name="P36"><text:soft-page-break/>The following command will create an xCAT node definition for an HMC with a host name of “<text:span text:style-name="T5">hmc01</text:span>”. <text:s text:c="3"/>The <text:span text:style-name="T5">groups, nodetype, mgt, username</text:span>, and <text:span text:style-name="T5">password</text:span> attributes must be set.</text:p>
      <text:p text:style-name="P54">mkdef –t node –o hmc01 groups=”all” <text:s/>nodetype=hmc <text:s/>mgt=hmc <text:s/><text:tab/>username=hscroot <text:s/>password=abc123</text:p>
      <text:h text:style-name="Heading_20_2" text:outline-level="2">Discover the LPARs managed by the HMC</text:h>
      <text:p text:style-name="P36">This step assumes that the LPARs were already created using the standard HMC interfaces. </text:p>
      <text:p text:style-name="P36">Use the xCAT <text:span text:style-name="T2">rscan</text:span> command to gather the LPAR information. <text:s/>In this example we will use the “-z” option to create a stanza file that contains the information gathered by <text:span text:style-name="T2">rscan</text:span> as well as some default values that could be used for the node definitions.</text:p>
      <text:p text:style-name="P36">To write the stanza format output of <text:span text:style-name="T2">rscan</text:span> to a file called “<text:span text:style-name="T5">mystanzafile”</text:span> run the following command.</text:p>
      <text:p text:style-name="P36"><text:tab/><text:span text:style-name="T15">rscan –z hmc01 &gt; mystanzafile</text:span></text:p>
      <text:p text:style-name="P36">This file can then be checked and modified as needed. <text:s/>For example you may need to add a different name for the node definition or add additional attributes and values etc. <text:s/></text:p>
      <text:p text:style-name="P36"><text:span text:style-name="T2">Note</text:span>: The stanza file will contain stanzas for objects other than the LPARs. <text:s/>This information must also be defined in the xCAT database. <text:s/>It is not necessary to modify the non-LPAR stanzas in any way.</text:p>
      <text:h text:style-name="Heading_20_2" text:outline-level="2">Define xCAT cluster nodes</text:h>
      <text:list text:style-name="WW8Num2">
        <text:list-header>
          <text:p text:style-name="P68">The information gathered by the <text:span text:style-name="T2">rscan </text:span>command can be used to create xCAT node definitions.</text:p>
          <text:p text:style-name="P68"/>
          <text:p text:style-name="P68">Since we have put all the node information in a stanza file we can now pass the contents of the file to the <text:span text:style-name="T2">mkdef</text:span> command to add the definitions to the database.</text:p>
          <text:p text:style-name="P68"/>
          <text:p text:style-name="P68"><text:tab/><text:span text:style-name="T15">cat mystanzafile | mkdef –z</text:span></text:p>
        </text:list-header>
      </text:list>
      <text:p text:style-name="P19">You can use the xCAT <text:span text:style-name="T3">lsdef</text:span> command to check the definitions (ex. “<text:span text:style-name="T5">lsdef –l node01</text:span>”). <text:s text:c="2"/>After the node has been defined you can use the <text:span text:style-name="T2">chdef</text:span> command to make any additional updates to the definitions, if needed.</text:p>
      <text:h text:style-name="P15" text:outline-level="2">Define xCAT groups (optional)</text:h>
      <text:list text:style-name="WW8Num2" text:continue-numbering="true">
        <text:list-header>
          <text:p text:style-name="P68"/>
          <text:p text:style-name="P68">There are two basic ways to create xCAT node groups. <text:s text:c="2"/>You can either set the “groups” attribute of the node definition or you can create a group directly. <text:s/></text:p>
        </text:list-header>
      </text:list>
      <text:p text:style-name="P177"/>
      <text:p text:style-name="P177">You can set the “groups” attribute of the node definition when you are defining the node with the <text:span text:style-name="T3">mkdef</text:span> command or you can modify the attribute later using the <text:span text:style-name="T3">chdef</text:span> <text:soft-page-break/>command. <text:s/>For example, <text:s/>if you want a set of nodes to be added to the group “aixnodes” you could run <text:span text:style-name="T3">chdef</text:span> as follows.</text:p>
      <text:list text:style-name="WW8Num2" text:continue-numbering="true">
        <text:list-header>
          <text:p text:style-name="P68"/>
        </text:list-header>
      </text:list>
      <text:p text:style-name="P22"><text:tab/><text:span text:style-name="T15">chdef –t node –o node01,node02,node03 groups=aixnodes </text:span></text:p>
      <text:p text:style-name="P22">Note that this example will overwrite any value that is currently set. <text:s/>The chdef command also has an option for adding to or deleting from an existing attribute value.</text:p>
      <text:list text:style-name="WW8Num2" text:continue-numbering="true">
        <text:list-header>
          <text:p text:style-name="P68">The second option would be to create a new group definition directly using the <text:span text:style-name="T2">mkdef</text:span> command as follows.</text:p>
          <text:p text:style-name="P68"/>
        </text:list-header>
      </text:list>
      <text:p text:style-name="P22"><text:tab/><text:span text:style-name="T15">mkdef –t group –o aixnodes members=”node01,node02,node03”</text:span></text:p>
      <text:p text:style-name="P31">These two options will result in exactly the same definitions and attribute values being created.</text:p>
      <text:h text:style-name="Heading_20_2" text:outline-level="2"><text:span text:style-name="_20_Char"><text:s/></text:span><text:span text:style-name="_20_Char"><text:span text:style-name="T23">Set up post boot scripts (optional)</text:span></text:span></text:h>
      <text:list text:style-name="L1">
        <text:list-header>
          <text:p text:style-name="P76"><text:span text:style-name="_20_Char"><text:span text:style-name="T23"/></text:span></text:p>
        </text:list-header>
      </text:list>
      <text:p text:style-name="Standard"><text:span text:style-name="_20_Char"><text:span text:style-name="T23">xCAT supports the running of user-provided customization scripts on the nodes when they are deployed. <text:s text:c="2"/>For diskless nodes these scripts are run when the /etc/inittab file is processed during the node boot up. <text:s/></text:span></text:span></text:p>
      <text:p text:style-name="Standard"><text:span text:style-name="_20_Char"><text:span text:style-name="T23"/></text:span></text:p>
      <text:p text:style-name="Standard"><text:span text:style-name="_20_Char"><text:span text:style-name="T23">To have your script run on the nodes:</text:span></text:span></text:p>
      <text:list text:style-name="L15">
        <text:list-item>
          <text:p text:style-name="P77"><text:span text:style-name="_20_Char"><text:span text:style-name="T23">Put a copy of your script in /install/postscripts on the xCAT management node. <text:s/>(Make sure it is executable.)</text:span></text:span></text:p>
        </text:list-item>
        <text:list-item>
          <text:p text:style-name="P77"><text:span text:style-name="_20_Char"><text:span text:style-name="T23">Set the “postscripts” attribute of the node or group definition to include the comma separated list of the scripts that you want to be executed on the nodes. For example, if you want to have your two scripts called “foo” and “bar” run on node “node01” you could use the chdef command as follows.</text:span></text:span></text:p>
        </text:list-item>
      </text:list>
      <text:p text:style-name="Standard"><text:span text:style-name="_20_Char"><text:span text:style-name="T23"/></text:span></text:p>
      <text:p text:style-name="Standard"><text:span text:style-name="_20_Char"><text:span text:style-name="T23"><text:tab/><text:tab/></text:span></text:span><text:span text:style-name="_20_Char"><text:span text:style-name="T24">chdef -t node -o node01 postscripts=foo,bar</text:span></text:span></text:p>
      <text:p text:style-name="Standard"><text:span text:style-name="_20_Char"><text:span text:style-name="T24"/></text:span></text:p>
      <text:p text:style-name="P55"><text:span text:style-name="_20_Char"><text:span text:style-name="T37">The order of the scripts in the list determines the order in which they will be run.</text:span></text:span></text:p>
      <text:p text:style-name="Standard"><text:span text:style-name="_20_Char"><text:span text:style-name="T23"/></text:span></text:p>
      <text:p text:style-name="Standard"><text:span text:style-name="_20_Char"><text:span text:style-name="T23">XCAT also runs some scripts to do default node configuration. <text:s/>You can see what scripts xCAT will run by looking at the “xcatdefaults” entry in the xCAT “postscripts” database table. ( I.e. Run “tabdump postscripts”.). <text:s/>You can change the default setting by using the xCAT </text:span></text:span><text:span text:style-name="_20_Char"><text:span text:style-name="T38">chtab</text:span></text:span><text:span text:style-name="_20_Char"><text:span text:style-name="T23"> or </text:span></text:span><text:span text:style-name="_20_Char"><text:span text:style-name="T38">tabedit</text:span></text:span><text:span text:style-name="_20_Char"><text:span text:style-name="T23"> command.</text:span></text:span></text:p>
      <text:h text:style-name="Heading_20_2" text:outline-level="2"><text:span text:style-name="_20_Char">Initialize the AIX/NIM diskless nodes</text:span></text:h>
      <text:p text:style-name="Standard"><text:span text:style-name="_20_Char"/></text:p>
      <text:p text:style-name="P16"><text:span text:style-name="_20_Char">You can set up NIM to support a diskless boot of nodes by using the xCAT </text:span><text:span text:style-name="_20_Char"><text:span text:style-name="T3">mkdsklsnode</text:span></text:span><text:span text:style-name="_20_Char"> command. <text:s/>This command uses information from the xCAT database and default values to run the appropriate NIM commands.</text:span></text:p>
      <text:p text:style-name="P16"><text:span text:style-name="_20_Char"/></text:p>
      <text:p text:style-name="P16"><text:soft-page-break/><text:span text:style-name="_20_Char">For example, to set up all the nodes in the group “</text:span><text:span text:style-name="_20_Char"><text:span text:style-name="T6">aixnodes</text:span></text:span><text:span text:style-name="_20_Char">” to boot using the SPOT (COSI) named “</text:span><text:span text:style-name="_20_Char"><text:span text:style-name="T6">61cosi</text:span></text:span><text:span text:style-name="_20_Char">” you could issue the following command.</text:span></text:p>
      <text:p text:style-name="P16"><text:span text:style-name="_20_Char"/></text:p>
      <text:p text:style-name="P16"><text:span text:style-name="_20_Char"><text:tab/></text:span><text:span text:style-name="_20_Char"><text:span text:style-name="T14">m</text:span></text:span><text:span text:style-name="_20_Char"><text:span text:style-name="T16">kdsklsnode </text:span></text:span><text:span text:style-name="_20_Char"><text:span text:style-name="T25">-i </text:span></text:span><text:span text:style-name="_20_Char"><text:span text:style-name="T16">61cosi aixnodes</text:span></text:span></text:p>
      <text:p text:style-name="P55"><text:span text:style-name="_20_Char"><text:span text:style-name="T6"/></text:span></text:p>
      <text:list text:style-name="WW8Num18" text:continue-numbering="true">
        <text:list-item>
          <text:list text:continue-numbering="true">
            <text:list-header>
              <text:p text:style-name="P87">The command will define and initialize the NIM machines. <text:s/>It will also set the “profile<text:span text:style-name="_20_Char">” attribute in the xCAT node definitions to “</text:span><text:span text:style-name="_20_Char"><text:span text:style-name="T16">61cosi “</text:span></text:span><text:span text:style-name="_20_Char">.</text:span></text:p>
            </text:list-header>
          </text:list>
        </text:list-item>
      </text:list>
      <text:p text:style-name="P32">To verify that NIM has allocated the required resources for a node and that the node is ready for a network boot you can run the “<text:span text:style-name="T2">lsnim –l</text:span>” command. <text:s/>For example, to check node “<text:span text:style-name="T6">node01</text:span>” you could run the following command.</text:p>
      <text:p text:style-name="P50">lsnim -l node01</text:p>
      <text:p text:style-name="P23"><text:span text:style-name="T3">Note:</text:span> </text:p>
      <text:p text:style-name="P49">In preparation for the network boot, NIM configures <text:span text:style-name="T3">bootp</text:span>. <text:s/>Once the <text:span text:style-name="T3">mkdsklsnode</text:span> command completes you can verify that the <text:span text:style-name="T6">/etc/bootptab</text:span> file has an entry for each node you wish to boot. <text:s/>Also, it is recommended that you stop and restart the <text:span text:style-name="T3">inetd</text:span> service to ensure the new <text:span text:style-name="T3">bootp</text:span> configuration is loaded:</text:p>
      <text:p text:style-name="P41"><text:span text:style-name="T19"><text:s/></text:span>stopsrc -s inetd</text:p>
      <text:p text:style-name="P41">startsrc -s inetd</text:p>
      <text:h text:style-name="Heading_20_2" text:outline-level="2">Initiate a network boot</text:h>
      <text:p text:style-name="P19">Initiate a remote network boot request using the xCAT <text:span text:style-name="T3">rnetboot</text:span> command. <text:s/>For example, to initiate a network boot of all nodes in the group “<text:span text:style-name="T6">aixnodes</text:span>” you could issue the following command.</text:p>
      <text:p text:style-name="P56">rnetboot <text:s/>aixnodes</text:p>
      <text:p text:style-name="P57"><text:span text:style-name="T3">Note</text:span>: If you receive timeout errors from the <text:span text:style-name="T3">rnetboot</text:span> command, you may need to increase the default 60-second timeout to a larger value by setting ppctimeout in the site table:</text:p>
      <text:p text:style-name="P45">chdef -t site -o clustersite ppctimeout=180</text:p>
      <text:h text:style-name="Heading_20_2" text:outline-level="2">Verify the deployment</text:h>
      <text:list text:style-name="WW8Num33">
        <text:list-item text:start-value="1">
          <text:p text:style-name="P91">As soon as the <text:span text:style-name="T2">rnetboot</text:span> command returns you can open a remote console to monitor the boot progress using the xCAT <text:span text:style-name="T2">rcons</text:span> command. <text:s/>This command requires that you have conserver installed and configured. <text:s/>To configure conserver, run:</text:p>
        </text:list-item>
      </text:list>
      <text:p text:style-name="P40">makeconservercf</text:p>
      <text:p text:style-name="P47">Kill the conserver daemon if it is running, and restart it:</text:p>
      <text:p text:style-name="P40">conserver &amp;</text:p>
      <text:p text:style-name="P47"><text:soft-page-break/>(You may need to add /opt/freeware/bin and /opt/freeware/sbin to your PATH first).</text:p>
      <text:p text:style-name="P47">To start a console:</text:p>
      <text:list text:style-name="WW8Num33">
        <text:list-header>
          <text:p text:style-name="P98">rcons node01</text:p>
        </text:list-header>
      </text:list>
      <text:list text:style-name="WW8Num33">
        <text:list-item text:start-value="1">
          <text:p text:style-name="P91">You can use the AIX <text:span text:style-name="kwd"><text:span text:style-name="T2">lsnim</text:span></text:span> command to see the state of the NIM installation for a particular node, by running the following command on the NIM master: </text:p>
          <text:p text:style-name="P100"><text:span text:style-name="T15">lsnim -l &lt;</text:span><text:span text:style-name="var"><text:span text:style-name="T15">clientname&gt;</text:span></text:span></text:p>
        </text:list-item>
        <text:list-item>
          <text:p text:style-name="P91">Retry and troubleshooting tips: </text:p>
        </text:list-item>
      </text:list>
      <text:list text:style-name="L2">
        <text:list-item>
          <text:p text:style-name="P126">For p6 lpars, it may be helpful to bring up the HMC web interface in a browser and watch the lpar status and reference codes as the node boots.</text:p>
        </text:list-item>
        <text:list-item>
          <text:p text:style-name="P126">Verify network connections</text:p>
        </text:list-item>
        <text:list-item>
          <text:p text:style-name="P126">If the <text:span text:style-name="T3">rnetboot</text:span> returns “unsuccessful” for a node, verify that bootp and tftp is configured and running properly.</text:p>
        </text:list-item>
        <text:list-item>
          <text:p text:style-name="P138">View /etc/bootptab to make sure an entry exists for the node.</text:p>
        </text:list-item>
        <text:list-item>
          <text:p text:style-name="P138">Verify that the information in /tftpboot/&lt;node&gt;.info is correct.</text:p>
        </text:list-item>
        <text:list-item>
          <text:p text:style-name="P138">Stop and restart inetd:</text:p>
        </text:list-item>
      </text:list>
      <text:p text:style-name="P161">stopsrc -s inetd</text:p>
      <text:p text:style-name="P161">startsrc -s inetd</text:p>
      <text:list text:style-name="L3">
        <text:list-item>
          <text:p text:style-name="P173">Stop and restart tftp:</text:p>
        </text:list-item>
      </text:list>
      <text:p text:style-name="P161">stopsrc -s tftp</text:p>
      <text:p text:style-name="P161">startsrc -s tftp</text:p>
      <text:list text:style-name="L3">
        <text:list-item text:start-value="1">
          <text:p text:style-name="P173"/>
        </text:list-item>
      </text:list>
      <text:list text:style-name="L2">
        <text:list-item text:start-value="1">
          <text:p text:style-name="P126">Verify NFS is running properly and mounts can be performed with this NFS server:</text:p>
        </text:list-item>
        <text:list-item>
          <text:p text:style-name="P138">View /etc/exports for correct mount information. <text:s/></text:p>
        </text:list-item>
        <text:list-item>
          <text:p text:style-name="P138">Run the showmount and exportfs commands. </text:p>
        </text:list-item>
        <text:list-item>
          <text:p text:style-name="P138">Stop and restart the NFS and related daemons:</text:p>
        </text:list-item>
      </text:list>
      <text:p text:style-name="P169">stopsrc -g nfs</text:p>
      <text:p text:style-name="P169">startsrc -g nfs</text:p>
      <text:list text:style-name="L2">
        <text:list-item text:start-value="1">
          <text:p text:style-name="P150">Attempt to mount a filesystem from another system on the network.</text:p>
        </text:list-item>
        <text:list-item>
          <text:p text:style-name="P134">If the <text:span text:style-name="T3">rnetboot</text:span> operation is successful, but lsnim shows that the node is stuck at one of the netboot phases, you may need to redo your NIM definitions. <text:s/>Try the “short” approach first:</text:p>
        </text:list-item>
      </text:list>
      <text:p text:style-name="P40">nim -F -o reset node01</text:p>
      <text:p text:style-name="P40">nim -o dkls_init node01</text:p>
      <text:p text:style-name="P40">rnetboot -f node01</text:p>
      <text:list text:style-name="L2">
        <text:list-item text:start-value="1">
          <text:p text:style-name="P134">If that doesn't work, you may need to delete the entire client definition from NIM and recreate it:</text:p>
        </text:list-item>
      </text:list>
      <text:p text:style-name="P40">nim -F -o reset node01</text:p>
      <text:p text:style-name="P40"><text:soft-page-break/>nim -o deallocate -a root=root -a paging=paging -a dump=dump -a spot=61cosi node01</text:p>
      <text:p text:style-name="P40">nim -o remove node01</text:p>
      <text:p text:style-name="P40">mkdsklsnode -i 61cosi node01</text:p>
      <text:list text:style-name="WW8Num33">
        <text:list-header>
          <text:p text:style-name="P98">rnetboot -f node01<text:bookmark-start text:name="_Ref180983260"/><text:bookmark-end text:name="_Ref180983260"/></text:p>
        </text:list-header>
      </text:list>
      <text:h text:style-name="P71" text:outline-level="1">Updating a NIM SPOT resource</text:h>
      <text:p text:style-name="P24">There are three basic processes you can use to update a SPOT (COSI):</text:p>
      <text:list text:style-name="L4">
        <text:list-item>
          <text:p text:style-name="P105">Install additional <text:span text:style-name="T3">installp </text:span>file sets or <text:span text:style-name="T3">rpm</text:span> packages.</text:p>
        </text:list-item>
        <text:list-item>
          <text:p text:style-name="P105">Add or modify specific files, (such as /etc/inittab).</text:p>
        </text:list-item>
        <text:list-item>
          <text:p text:style-name="P107"><text:span text:style-name="T22">Use the </text:span><text:span text:style-name="T3">chroot</text:span><text:span text:style-name="T22"> command to run commands in the root file system contained in the SPOT.</text:span></text:p>
        </text:list-item>
      </text:list>
      <text:h text:style-name="Heading_20_2" text:outline-level="2">Install additonal software</text:h>
      <text:p text:style-name="P24">You may need to install additional software into the SPOT(COSI) before it is used to boot the nodes.</text:p>
      <text:p text:style-name="P64">You can use the AIX <text:span text:style-name="T3">chcosi </text:span>command to install both <text:span text:style-name="T3">installp</text:span> file sets and <text:span text:style-name="T3">rpm</text:span> packages in a SPOT(COSI) resource.</text:p>
      <text:p text:style-name="P64">Before running the <text:span text:style-name="T3">chcosi</text:span> command you must add the new filesets and/or RPMs to the <text:span text:style-name="T6">lpp_source</text:span> resource used to create the COSI. <text:s/>In this case the the <text:span text:style-name="T6">lpp_source</text:span> for <text:span text:style-name="T6">61cosi</text:span> is <text:span text:style-name="T6">/install/nim/lpp_source/61cosi_lpp. <text:s/></text:span><text:span text:style-name="T19">The </text:span><text:span text:style-name="T20">installp</text:span><text:span text:style-name="T6"> </text:span><text:span text:style-name="T19">packages would go in:</text:span><text:span text:style-name="T6"> /install/nim/lpp_source/61cosi_lpp/installp/ppc </text:span><text:span text:style-name="T19">and the RPM packages would go in: </text:span><text:span text:style-name="T6">/install/nim/lpp_source/61cosi_lpp/RPMS/ppc.</text:span></text:p>
      <text:p text:style-name="P64"><text:span text:style-name="T19">The </text:span><text:span text:style-name="T20">chcosi</text:span><text:span text:style-name="T19"> command supports installing, updating, rejecting, removing, and committing the </text:span><text:span text:style-name="T20">installp</text:span><text:span text:style-name="T19"> packages in the common image. <text:s/>See the </text:span><text:span text:style-name="T20">chcosi</text:span><text:span text:style-name="T19"> man page details.</text:span></text:p>
      <text:p text:style-name="P64">For example, to install and commit the optional OpenSSH packages from the AIX Expansion Pack you could issue the following command.</text:p>
      <text:p text:style-name="P70">chcosi –i –c –s <text:s/><text:span text:style-name="T23">61cosi_lpp </text:span>–f <text:s/>openssh.base <text:s/>openssh.license openssh.man.en_US <text:s/>openssh.msg.en_US <text:s/>openssh.msg.EN_US <text:s/>61cosi</text:p>
      <text:p text:style-name="P22">Any additional software that is needed can be installed in a similar manner.</text:p>
      <text:p text:style-name="P47"><text:span text:style-name="T3">Note</text:span>: When installing software into a SPOT the pre and post install scripts for a particular software package will not run any code that will impact your running system, (like restarting daemons etc.). <text:s/>The script will check to see if it's installing into a SPOT and it will not run that code.</text:p>
      <text:p text:style-name="P24">RPM packages may also be installed in the diskless image. <text:s text:c="2"/>You can use the <text:span text:style-name="T3">chcosi</text:span> command to install an RPM as follows.</text:p>
      <text:p text:style-name="P22"><text:span text:style-name="T18"><text:tab/></text:span><text:span text:style-name="T6">chcosi –i –s <text:s/>61cosi_lpp –f <text:s/>R:mypack..aix5.3.ppc.rpm 61cosi</text:span></text:p>
      <text:h text:style-name="Heading_20_2" text:outline-level="2"><text:soft-page-break/>Add or modify files</text:h>
      <text:p text:style-name="P22">You can also <text:span text:style-name="T17">update files</text:span> in the SPOT/COSI manually. <text:s/>The root file system for the diskless node will be created by copying the “<text:span text:style-name="T6">inst_root”</text:span> directory contained in the SPOT. <text:s/>In the SPOT we created for this example the “<text:span text:style-name="T6">inst_root</text:span>” directory would be:</text:p>
      <text:p text:style-name="P22"><text:tab/><text:span text:style-name="T16">/install/nim/spot/61cosi/usr/lpp/bos/inst_root/</text:span></text:p>
      <text:p text:style-name="P22">For example, if you need to update the <text:span text:style-name="T6">/etc/inittab</text:span> file that will be used on the diskless nodes you could edit:</text:p>
      <text:p text:style-name="P30"><text:tab/>/install/nim/spot/61cosi/usr/lpp/bos/inst_root/etc/inittab</text:p>
      <text:p text:style-name="P63">You can also copy specific files into the <text:span text:style-name="T6">inst_root </text:span>directory so they will be available when the nodes boot. <text:s/>For example, you could copy a script called <text:s/><text:span text:style-name="T6">myscript</text:span> to /<text:span text:style-name="T6">install/</text:span><text:span text:style-name="T24">nim/spot/</text:span><text:span text:style-name="T6">61cosi/usr/lpp/bos/inst_root/opt/foo/myscript </text:span>and then add an entry to<text:span text:style-name="T6"> /etc/inittab </text:span>so that it would be run when the node boots.</text:p>
      <text:p text:style-name="P23">All the diskless nodes that are booted using this SPOT will get a copy of <text:span text:style-name="T6">inst_root</text:span> as the initial root directory.</text:p>
      <text:p text:style-name="P23">There are several files that you may want to consider updating in the SPOT <text:span text:style-name="T6">inst_root</text:span> directory. For example:</text:p>
      <text:list text:style-name="L5">
        <text:list-item>
          <text:p text:style-name="P111">/etc/hosts</text:p>
        </text:list-item>
        <text:list-item>
          <text:p text:style-name="P111">/etc/resolv.conf</text:p>
        </text:list-item>
        <text:list-item>
          <text:p text:style-name="P111">/etc/password</text:p>
        </text:list-item>
        <text:list-item>
          <text:p text:style-name="P111">/etc/profile</text:p>
        </text:list-item>
        <text:list-item>
          <text:p text:style-name="P111">etc.</text:p>
        </text:list-item>
      </text:list>
      <text:h text:style-name="Heading_20_2" text:outline-level="2">Use chroot to run commands in the SPOT root directory</text:h>
      <text:p text:style-name="P28">TBD!!!!</text:p>
      <text:p text:style-name="P28">- use chroot to run cmds in new root env – include mount of /usr??</text:p>
      <text:p text:style-name="P28">Notes <text:s/>– need to add explanation-----</text:p>
      <text:p text:style-name="P28">Add loadl group and user to 61cosi-ll:<text:line-break/>cd /export/nim/61cosi-ll/usr/lpp/bos/inst_root<text:line-break/>mount /export/nim/61cosi-ll/usr ./usr<text:line-break/>chroot . /usr/bin/mkgroup -a loadl<text:line-break/>chroot . /usr/sbin/lsgroup loadl<text:line-break/>chroot . /usr/bin/mkuser pgrp=loadl groups=loadl home=/u/loadl loadl<text:line-break/>chroot . /usr/sbin/lsuser loadl  </text:p>
      <text:p text:style-name="P29">- TBD!!!</text:p>
      <text:h text:style-name="P71" text:outline-level="1">Special Cases</text:h>
      <text:h text:style-name="P72" text:outline-level="2">Using other NIM resources.</text:h>
      <text:list text:style-name="L6">
        <text:list-header>
          <text:p text:style-name="P94"><text:span text:style-name="T39">When you run the </text:span><text:span text:style-name="T40">mknimimage</text:span><text:span text:style-name="T39"> command to create a new xCAT </text:span><text:span text:style-name="T41">osimage</text:span><text:span text:style-name="T39"> definition it will create default NIM resources and add their names to the </text:span><text:span text:style-name="T41">osimage</text:span><text:span text:style-name="T39"> definition. <text:s/>It is also possible to specify additional or different NIM resources to use for the </text:span><text:soft-page-break/><text:span text:style-name="T41">osimage</text:span><text:span text:style-name="T39">. <text:s/>To do this you can use</text:span> the “attr=val [attr=val ...]” option. <text:s text:c="2"/>These “attribute equals value” pairs are used to specify resource types and names to use when creating the the xCAT <text:span text:style-name="T6">osimage</text:span> definition. <text:s text:c="4"/>The “attr” must be a NIM resource type and the “val” must be the name of a previously defined NIM resource of that type, (ie. <text:s/>"&lt;nim_resource_type&gt;=&lt;resource_name&gt;"). <text:s text:c="3"/></text:p>
        </text:list-header>
      </text:list>
      <text:p text:style-name="P66">For example, to create a diskless image and include <text:span text:style-name="T6">tmp</text:span> and <text:span text:style-name="T6">home</text:span> resources you could issue the command as follows. <text:s/>This assumes that the <text:span text:style-name="T6">mytmp</text:span> and <text:span text:style-name="T6">myhome</text:span> NIM resources have already been created by using NIM commands directly.</text:p>
      <text:p text:style-name="P66"><text:s text:c="10"/><text:span text:style-name="T6">mknimimage -t diskless -s /dev/cd0 611cosi tmp=mytmp home=myhome</text:span></text:p>
      <text:p text:style-name="P67">These resources will be added to the xCAT <text:span text:style-name="T6">osimage</text:span> definition. <text:s/>When you initialize a node using this definition the <text:span text:style-name="T3">mkdsklsnode</text:span> command will include all the <text:s/>resources when running the “nim -o dkls_init” operation.</text:p>
      <text:p text:style-name="P67">See the NIM documentation for more information on supported diskless resources.</text:p>
      <text:h text:style-name="P72" text:outline-level="2">Booting a “dataless” node.</text:h>
      <text:p text:style-name="P5">AIX NIM includes support for “dataless” systems as well as “diskless”. <text:s text:c="2"/>NIM defines a dataless machine as one that has some local disk space that could be used for paging space and optionally the /tmp and /home. <text:s text:c="2"/>If you wish to use dataless machines you can create an xCAT <text:span text:style-name="T6">osimage</text:span> definition for them with the <text:s/><text:span text:style-name="T3">mknimimage <text:s/></text:span><text:span text:style-name="T22">command. <text:s text:c="2"/>When creating the </text:span><text:span text:style-name="T7">osimage</text:span><text:span text:style-name="T22">, use the “-t” option to specify a type of “dataless”. </text:span></text:p>
      <text:p text:style-name="P6"/>
      <text:p text:style-name="P5">For example, to create an <text:span text:style-name="T6">osimage</text:span> definition for <text:s/>“dataless” nodes you could run the command as follows.</text:p>
      <text:p text:style-name="P5"/>
      <text:p text:style-name="P5"><text:tab/><text:span text:style-name="T6">mknimimage -s <text:s/>/dev/cd0 <text:s/>-t dataless 53cosi </text:span></text:p>
      <text:p text:style-name="P5"/>
      <text:p text:style-name="P5">When the node is initialized to use this image the <text:span text:style-name="T3">mkdsklsnode</text:span> command will run <text:s/>the “nim -o dtls_init ..” operation. <text:s/></text:p>
      <text:p text:style-name="P5"/>
      <text:p text:style-name="P5">See the NIM documentation for more information on the NIM support for dataless systems.</text:p>
      <text:h text:style-name="P72" text:outline-level="2">Specifying additional values for the NIM node initialization.</text:h>
      <text:p text:style-name="P65">When you run the <text:span text:style-name="T3">mkdsklsnode</text:span> command to initialize diskless nodes the command will run the required NIM commands using some default values. <text:s/>If you wish to use different values you can specify them on the <text:span text:style-name="T3">mkdsklsnode</text:span> command line using the “attr=val [attr=val ...]” option. <text:s/>See the <text:span text:style-name="T3">mkdsklsnode</text:span> <text:span text:style-name="T3">man</text:span> page for the details of what attributes and values are supported.</text:p>
      <text:p text:style-name="P65">For example, when <text:span text:style-name="T3">mkdsklsnode</text:span> defines the diskless node there are default values set for the “speed”(100) and “duplex”(full) network settings. <text:s/>If you wish to specify a different value for “speed” you could run the command as follows.</text:p>
      <text:p text:style-name="Text_20_body"><text:tab/><text:span text:style-name="T6">mkdsklsnode -i myosimage mynode speed=1000 </text:span></text:p>
      <text:h text:style-name="P71" text:outline-level="1"><text:soft-page-break/>Updating AIX diskless nodes using xCAT</text:h>
      <text:p text:style-name="P25">This section describes how AIX diskless nodes can be updated using xCAT and AIX/NIM commands. <text:span text:style-name="T12">It covers the switching of the node to a completely different image or to an updated version of the current image. <text:s/>It is not meant to be an exhaustive presentation of all options that are available to xCAT/AIX system administrators.</text:span></text:p>
      <text:p text:style-name="P7">To update an AIX diskless node with new or additional software you must modify the NIM SPOT resource (operating system image) that the node is running. <text:s/></text:p>
      <text:p text:style-name="P7"/>
      <text:p text:style-name="P7">Since you cannot modify a SPOT while a node is using it, you must either stop the nodes to update the image or create a new image for the nodes to use.</text:p>
      <text:p text:style-name="P7"/>
      <text:p text:style-name="P7">Stopping the nodes to do the updates means the nodes will be unusable for some period of time and there will be no easy way to back out an update if necessary. <text:s/><text:span text:style-name="T19">For these reasons the procedure described in this “How-To” will focus on creating a new image and rebooting the nodes with that image. <text:s/>The new image could be a completely new operating system image or it could be a copy of the the existing image that you can update as needed.</text:span></text:p>
      <text:h text:style-name="P73" text:outline-level="2">Create a new image</text:h>
      <text:h text:style-name="P74" text:outline-level="3">Create a new image from different source</text:h>
      <text:p text:style-name="P25">In this case we create a new xCAT <text:span text:style-name="T6">osimage</text:span> definition with a new set of resources by running the xCAT <text:span text:style-name="T3">mknimimage</text:span> command with the source for the new resources. <text:s text:c="2"/>This is the same way you created the original xCAT <text:span text:style-name="T6">osimage</text:span> definition for the node. </text:p>
      <text:p text:style-name="P25">When you run the command you must provide a source for the installable images. <text:s/>This can be the location of the source code or the name of another NIM <text:span text:style-name="T6">lpp_source</text:span> resource. <text:s/>You must also provide a name for the image you wish to create. <text:s/>This name will be used for the NIM SPOT resource definition as well as the xCAT <text:span text:style-name="T6">osimage</text:span> definition.</text:p>
      <text:p text:style-name="P25">By default the NIM resources will be created in a subdirectory of <text:span text:style-name="T4">/install/nim</text:span><text:span text:style-name="T19">.</text:span> <text:s/>You can use the “-l” option to specify a different location.</text:p>
      <text:p text:style-name="P25">For example, to create a diskless image called “<text:span text:style-name="T6">61cosi</text:span>” using the AIX product CDs as the source you could issue the following command.</text:p>
      <text:p text:style-name="P25"><text:tab/><text:span text:style-name="T10">mknimimage -t diskless -s /dev/cd0 61cosi</text:span></text:p>
      <text:list text:style-name="L7">
        <text:list-header>
          <text:p text:style-name="P101">(This operation could take a while to complete!) </text:p>
        </text:list-header>
      </text:list>
      <text:list text:style-name="WW8Num18" text:continue-numbering="true">
        <text:list-item>
          <text:list text:continue-numbering="true">
            <text:list-header>
              <text:p text:style-name="P88">The command will create new NIM lpp_source and SPOT resources. <text:s/>It will also create dump, paging, and root resources if needed. <text:s text:c="2"/>A new xCAT <text:span text:style-name="T6">osimage</text:span> definition will also be created, (called “<text:span text:style-name="T6">61cosi”), </text:span><text:span text:style-name="T19">which will contain the names of these resources. <text:s text:c="2"/></text:span></text:p>
              <text:p text:style-name="P88"><text:span text:style-name="T19">You could also use the name of an existing NIM lpp_source resource as the source of a new </text:span><text:span text:style-name="T6">osimage</text:span><text:span text:style-name="T19"> definition. <text:s/>For example, you could use a resource created for a </text:span><text:soft-page-break/><text:span text:style-name="T19">previous </text:span><text:span text:style-name="T6">osimage</text:span><text:span text:style-name="T19"> called <text:s/></text:span><text:span text:style-name="T6">61cosi_lpp </text:span><text:span text:style-name="T19">to create a whole new </text:span><text:span text:style-name="T6">osimage</text:span><text:span text:style-name="T19"> called </text:span><text:span text:style-name="T6">61cosi_updt </text:span><text:span text:style-name="T19">as follows.</text:span></text:p>
            </text:list-header>
          </text:list>
        </text:list-item>
      </text:list>
      <text:p text:style-name="P69"><text:span text:style-name="T19"><text:tab/><text:tab/><text:tab/></text:span><text:span text:style-name="T6">mknimimage -t diskless -s 61cosi_lpp 61cosi_updt</text:span></text:p>
      <text:p text:style-name="P25"><text:span text:style-name="T19">The </text:span><text:span text:style-name="T20">mknimimage </text:span><text:span text:style-name="T19">command will display the contents of the new </text:span><text:span text:style-name="T6">osimage</text:span><text:span text:style-name="T19"> definition when it completes.</text:span></text:p>
      <text:p text:style-name="P10">This new image can now be updated and used to boot the node.</text:p>
      <text:h text:style-name="P75" text:outline-level="3">Copy an existing image</text:h>
      <text:p text:style-name="P7">You can use the <text:span text:style-name="T3">mknimimage</text:span> command to create a copy of an image. <text:s/>For example, if the name of the currently running image is <text:span text:style-name="T6">61cosi </text:span><text:span text:style-name="T19">and you want make a copy of it to update, you could run the following command.</text:span></text:p>
      <text:p text:style-name="P7"/>
      <text:p text:style-name="P7"><text:tab/><text:span text:style-name="T6">mknimimage -t diskless -i 61cosi 61cosi_updt</text:span></text:p>
      <text:p text:style-name="P7"/>
      <text:p text:style-name="P11"><text:span text:style-name="T19">If a "-i " value is provided then all the resources from the xCAT </text:span><text:span text:style-name="T6">osimage</text:span><text:span text:style-name="T19"> definition (</text:span><text:span text:style-name="T6">61cosi</text:span><text:span text:style-name="T19">) will be used in the new </text:span><text:span text:style-name="T6">osimage</text:span><text:span text:style-name="T19"> definition except the SPOT resource. <text:s/>The new SPOT resource will be copied from the one specified in the original definition and renamed using the new </text:span><text:span text:style-name="T6">osimage</text:span><text:span text:style-name="T19"> name provided (</text:span><text:span text:style-name="T24">61cosi_updt)</text:span><text:span text:style-name="T19">. </text:span><text:span text:style-name="T37">A new xCAT </text:span><text:span text:style-name="T24">osimage</text:span><text:span text:style-name="T37"> definition will also be created, called “</text:span><text:span text:style-name="T24">61cosi_updt”, </text:span><text:span text:style-name="T37">which will contain the names of these resources.</text:span></text:p>
      <text:p text:style-name="P12"/>
      <text:p text:style-name="P10">This new image can now be updated and used to boot the node.</text:p>
      <text:h text:style-name="P72" text:outline-level="2">Update the SPOT(COSI) (optional)</text:h>
      <text:p text:style-name="P25">Once the SPOT is created you can update it in several ways.</text:p>
      <text:list text:style-name="L8">
        <text:list-item>
          <text:p text:style-name="P108">Install additional <text:span text:style-name="T3">installp</text:span> or <text:span text:style-name="T3">rpm</text:span> packages.</text:p>
        </text:list-item>
        <text:list-item>
          <text:p text:style-name="P108">Add or modify specific files, (such as /etc/inittab).</text:p>
        </text:list-item>
        <text:list-item>
          <text:p text:style-name="P108">Use the <text:span text:style-name="T3">chroot</text:span> command to run commands in the root file system contained in the SPOT/COSI.</text:p>
        </text:list-item>
      </text:list>
      <text:p text:style-name="P9"/>
      <text:p text:style-name="P9">The details for updating a SPOT are covered in the “Updating a NIM SPOT resource” section<text:span text:style-name="T43">.</text:span></text:p>
      <text:h text:style-name="P72" text:outline-level="2">Verify the new image (optional)</text:h>
      <text:p text:style-name="P18">To display the xCAT image definition run the xCAT <text:span text:style-name="T3">lsdef</text:span> command.</text:p>
      <text:p text:style-name="P35"><text:tab/>lsdef -t osimage -l -o 61cosi</text:p>
      <text:p text:style-name="P34">To get details for the NIM resource definitions use the AIX <text:span text:style-name="T3">lsnim</text:span> command. For example, if the name of your SPOT resource is "<text:span text:style-name="T6">61cosi</text:span>" then you could get the details by running: <text:s text:c="2"/></text:p>
      <text:p text:style-name="P34"><text:tab/><text:span text:style-name="T16">lsnim -l 61cosi</text:span></text:p>
      <text:p text:style-name="P34">To see the actual contents of a resource use "<text:span text:style-name="T6">nim -o showres &lt;resource name&gt;</text:span>".</text:p>
      <text:p text:style-name="P34">For example, to get a list of the software installed in your SPOT you could run:</text:p>
      <text:p text:style-name="P34"><text:span text:style-name="T11"><text:s text:c="8"/><text:tab/></text:span><text:span text:style-name="T16">nim -o showres <text:s/>61cosi</text:span></text:p>
      <text:h text:style-name="Heading_20_2" text:outline-level="2"><text:soft-page-break/><text:span text:style-name="_20_Char"><text:span text:style-name="T26"><text:s/></text:span></text:span><text:span text:style-name="_20_Char"><text:span text:style-name="T27">Set up post boot scripts (optional)</text:span></text:span></text:h>
      <text:p text:style-name="Standard"><text:span text:style-name="_20_Char"><text:span text:style-name="T23">xCAT supports the running of user-provided customization scripts on the nodes when they are deployed. <text:s text:c="2"/>For diskless nodes these scripts are run when the /etc/inittab file is processed during the node boot up. <text:s/></text:span></text:span></text:p>
      <text:p text:style-name="Standard"><text:span text:style-name="_20_Char"><text:span text:style-name="T23"/></text:span></text:p>
      <text:p text:style-name="Standard"><text:span text:style-name="_20_Char"><text:span text:style-name="T23">To have your script run on the nodes:</text:span></text:span></text:p>
      <text:list text:style-name="L15" text:continue-numbering="true">
        <text:list-item>
          <text:p text:style-name="P77"><text:span text:style-name="_20_Char"><text:span text:style-name="T23">Put a copy of your script in /install/postscripts on the xCAT management node. <text:s/>(Make sure it is executable.)</text:span></text:span></text:p>
        </text:list-item>
        <text:list-item>
          <text:p text:style-name="P77"><text:span text:style-name="_20_Char"><text:span text:style-name="T23">Set the “postscripts” attribute of the node or group definition to include the comma separated list of the scripts that you want to be executed on the nodes. For example, if you want to have your two scripts called “foo” and “bar” run on node “node01” you could use the chdef command as follows.</text:span></text:span></text:p>
        </text:list-item>
      </text:list>
      <text:p text:style-name="Standard"><text:span text:style-name="_20_Char"><text:span text:style-name="T23"/></text:span></text:p>
      <text:p text:style-name="Standard"><text:span text:style-name="_20_Char"><text:span text:style-name="T23"><text:tab/><text:tab/></text:span></text:span><text:span text:style-name="_20_Char"><text:span text:style-name="T24">chdef -t node -o node01 postscripts=foo,bar</text:span></text:span></text:p>
      <text:p text:style-name="Standard"><text:span text:style-name="_20_Char"><text:span text:style-name="T24"/></text:span></text:p>
      <text:p text:style-name="P55"><text:span text:style-name="_20_Char"><text:span text:style-name="T37">The order of the scripts in the list determines the order in which they will be run.</text:span></text:span></text:p>
      <text:p text:style-name="Standard"><text:span text:style-name="_20_Char"><text:span text:style-name="T23"/></text:span></text:p>
      <text:p text:style-name="Standard"><text:span text:style-name="_20_Char"><text:span text:style-name="T26">XCAT also runs some scripts to do default node configuration. <text:s/>You can see what scripts xCAT will run by looking at the “xcatdefaults” entry in the xCAT “postscripts” database table. ( I.e. Run “tabdump postscripts”.). <text:s/>You can change the default setting by using the xCAT </text:span></text:span><text:span text:style-name="_20_Char"><text:span text:style-name="T29">chtab</text:span></text:span><text:span text:style-name="_20_Char"><text:span text:style-name="T26"> or </text:span></text:span><text:span text:style-name="_20_Char"><text:span text:style-name="T29">tabedit</text:span></text:span><text:span text:style-name="_20_Char"><text:span text:style-name="T26"> command.</text:span></text:span></text:p>
      <text:h text:style-name="Heading_20_2" text:outline-level="2"><text:span text:style-name="_20_Char"><text:span text:style-name="T27">Initialize the NIM diskless nodes</text:span></text:span></text:h>
      <text:p text:style-name="P16"><text:span text:style-name="_20_Char"><text:span text:style-name="T26">You can set up NIM to support a diskless boot of nodes by using the xCAT </text:span></text:span><text:span text:style-name="_20_Char"><text:span text:style-name="T29">mkdsklsnode</text:span></text:span><text:span text:style-name="_20_Char"><text:span text:style-name="T26"> command. <text:s/>This command uses information from the xCAT database and default values to run the appropriate NIM commands.</text:span></text:span></text:p>
      <text:p text:style-name="P16"><text:span text:style-name="_20_Char"><text:span text:style-name="T26"/></text:span></text:p>
      <text:p text:style-name="P16"><text:span text:style-name="_20_Char"><text:span text:style-name="T26">There are four basic situations where you would need to initialize a NIM diskless machine.</text:span></text:span></text:p>
      <text:list text:style-name="L10">
        <text:list-item>
          <text:p text:style-name="P81"><text:span text:style-name="_20_Char"><text:span text:style-name="T26">When you are booting a NIM diskless machine for the first time.</text:span></text:span></text:p>
        </text:list-item>
        <text:list-item>
          <text:p text:style-name="P81"><text:span text:style-name="_20_Char"><text:span text:style-name="T26">When you want to switch a running node to a new image.</text:span></text:span></text:p>
        </text:list-item>
        <text:list-item>
          <text:p text:style-name="P81"><text:span text:style-name="_20_Char"><text:span text:style-name="T26">When you want to do the initialization for a new image while the node is still running. <text:s/>(This avoids having the node be down while the initialization step is completing.)</text:span></text:span></text:p>
        </text:list-item>
      </text:list>
      <text:p text:style-name="P16"><text:span text:style-name="_20_Char"><text:span text:style-name="T30"/></text:span></text:p>
      <text:p text:style-name="P16"><text:span text:style-name="_20_Char"><text:span text:style-name="T34">For the first situation you can do the initialization of the nodes using the xCAT </text:span></text:span><text:span text:style-name="_20_Char"><text:span text:style-name="T31">mkdsklsnode</text:span></text:span><text:span text:style-name="_20_Char"><text:span text:style-name="T30"> command as follows.</text:span></text:span></text:p>
      <text:p text:style-name="P16"><text:span text:style-name="_20_Char"><text:span text:style-name="T30"/></text:span></text:p>
      <text:p text:style-name="P16"><text:span text:style-name="_20_Char"><text:span text:style-name="T30"><text:tab/></text:span></text:span><text:span text:style-name="_20_Char"><text:span text:style-name="T35">mkdsklsnode -i 61cosi node01,node09</text:span></text:span></text:p>
      <text:p text:style-name="P16"><text:span text:style-name="_20_Char"><text:span text:style-name="T30"/></text:span></text:p>
      <text:p text:style-name="P16"><text:span text:style-name="_20_Char"><text:span text:style-name="T30">If the “-i” value </text:span></text:span><text:span text:style-name="_20_Char"><text:span text:style-name="T32">is not</text:span></text:span><text:span text:style-name="_20_Char"><text:span text:style-name="T30"> provided then the code checks the node definitions for the value of the "profile" attribute. <text:s text:c="2"/>If the “-i” value </text:span></text:span><text:span text:style-name="_20_Char"><text:span text:style-name="T32">is</text:span></text:span><text:span text:style-name="_20_Char"><text:span text:style-name="T30"> provided then the command will set the “profile” attribute in the node definitions.</text:span></text:span></text:p>
      <text:p text:style-name="P16"><text:span text:style-name="_20_Char"><text:span text:style-name="T30"/></text:span></text:p>
      <text:p text:style-name="P16"><text:soft-page-break/><text:span text:style-name="_20_Char"><text:span text:style-name="T30">In the second situation you want to switch the nodes to use a new or updated image. You can use the "-f" (force) option of the </text:span></text:span><text:span text:style-name="_20_Char"><text:span text:style-name="T31">mkdsklsnode</text:span></text:span><text:span text:style-name="_20_Char"><text:span text:style-name="T30"> command to do this. <text:s/>With this option the </text:span></text:span><text:span text:style-name="_20_Char"><text:span text:style-name="T31">mkdsklsnode</text:span></text:span><text:span text:style-name="_20_Char"><text:span text:style-name="T30"> command will stop the running node and do the NIM initialization with the new image. <text:s/>In this case the node would be unavailable during the initialization as well as the time for the node reboot. <text:s/></text:span></text:span></text:p>
      <text:p text:style-name="P16"><text:span text:style-name="_20_Char"><text:span text:style-name="T30"/></text:span></text:p>
      <text:p text:style-name="P16"><text:span text:style-name="_20_Char"><text:span text:style-name="T30">For example, to switch the node named “</text:span></text:span><text:span text:style-name="_20_Char"><text:span text:style-name="T33">node29</text:span></text:span><text:span text:style-name="_20_Char"><text:span text:style-name="T30">” to a new image named “</text:span></text:span><text:span text:style-name="_20_Char"><text:span text:style-name="T33">611spot</text:span></text:span><text:span text:style-name="_20_Char"><text:span text:style-name="T30">” you could run the following command.</text:span></text:span></text:p>
      <text:p text:style-name="P16"><text:span text:style-name="_20_Char"><text:span text:style-name="T30"/></text:span></text:p>
      <text:p text:style-name="P16"><text:span text:style-name="_20_Char"><text:span text:style-name="T30"><text:tab/></text:span></text:span><text:span text:style-name="_20_Char"><text:span text:style-name="T33">mkdsklsnode -f -i 611spot node29</text:span></text:span></text:p>
      <text:p text:style-name="P16"><text:span text:style-name="_20_Char"><text:span text:style-name="T30"/></text:span></text:p>
      <text:p text:style-name="P16"><text:span text:style-name="_20_Char"><text:span text:style-name="T30">The name of the image (“</text:span></text:span><text:span text:style-name="_20_Char"><text:span text:style-name="T33">611spot</text:span></text:span><text:span text:style-name="_20_Char"><text:span text:style-name="T30">”) is the xCAT </text:span></text:span><text:span text:style-name="_20_Char"><text:span text:style-name="T33">osimage</text:span></text:span><text:span text:style-name="_20_Char"><text:span text:style-name="T30"> name which is also the name of the SPOT resource that was created for this </text:span></text:span><text:span text:style-name="_20_Char"><text:span text:style-name="T33">osimage</text:span></text:span><text:span text:style-name="_20_Char"><text:span text:style-name="T30"> definition.</text:span></text:span></text:p>
      <text:p text:style-name="P16"><text:span text:style-name="_20_Char"><text:span text:style-name="T30"/></text:span></text:p>
      <text:p text:style-name="P16"><text:span text:style-name="_20_Char"><text:span text:style-name="T30">In the last scenario we want to initialize an xCAT diskless node while the node continues running. <text:s text:c="2"/>To do this we need to create an alternate NIM machine definition for the same xCAT cluster node. <text:s/></text:span></text:span></text:p>
      <text:p text:style-name="P16"><text:span text:style-name="_20_Char"><text:span text:style-name="T30"/></text:span></text:p>
      <text:p text:style-name="P16"><text:span text:style-name="_20_Char"><text:span text:style-name="T30">Creating alternate NIM machine definitions is possible because the NIM name for a machine definition does not have to be the hostname of the node. <text:s/>This allows you to have multiple NIM machine definitions for the same node. <text:s/>Since all the NIM initialization of the alternate machine definition can be done while the node is running, the downtime for the node is reduced to the time it takes to reboot. <text:s/></text:span></text:span></text:p>
      <text:p text:style-name="P16"><text:span text:style-name="_20_Char"><text:span text:style-name="T30"/></text:span></text:p>
      <text:p text:style-name="P16"><text:span text:style-name="_20_Char"><text:span text:style-name="T30">For example, to initialize the xCAT node named “</text:span></text:span><text:span text:style-name="_20_Char"><text:span text:style-name="T33">node42</text:span></text:span><text:span text:style-name="_20_Char"><text:span text:style-name="T30">” to use the xCAT </text:span></text:span><text:span text:style-name="_20_Char"><text:span text:style-name="T33">osimage</text:span></text:span><text:span text:style-name="_20_Char"><text:span text:style-name="T30"> named “</text:span></text:span><text:span text:style-name="_20_Char"><text:span text:style-name="T33">61cosi</text:span></text:span><text:span text:style-name="_20_Char"><text:span text:style-name="T30">” you could run the following command. </text:span></text:span></text:p>
      <text:p text:style-name="P16"><text:span text:style-name="_20_Char"><text:span text:style-name="T30"/></text:span></text:p>
      <text:p text:style-name="P16"><text:span text:style-name="_20_Char"><text:span text:style-name="T30"><text:tab/></text:span></text:span><text:span text:style-name="_20_Char"><text:span text:style-name="T35">mkdsklsnode -n -i 61cosi node42</text:span></text:span></text:p>
      <text:p text:style-name="P16"><text:span text:style-name="_20_Char"><text:span text:style-name="T30"/></text:span></text:p>
      <text:p text:style-name="P16"><text:span text:style-name="_20_Char"><text:span text:style-name="T30">The naming convention for the new NIM machine name is <text:s/>"&lt;xcat_node_name&gt;_&lt;image_name&gt;", (Ex."</text:span></text:span><text:span text:style-name="_20_Char"><text:span text:style-name="T33">node42_61cosi</text:span></text:span><text:span text:style-name="_20_Char"><text:span text:style-name="T30">"). <text:s text:c="2"/>You could continue to create alternate machine definitions for each new image you wish to use for the node. <text:s text:c="2"/>The last NIM machine name that is initialized will determine what the node will use for the next boot.</text:span></text:span></text:p>
      <text:p text:style-name="P16"><text:span text:style-name="_20_Char"><text:span text:style-name="T30"/></text:span></text:p>
      <text:p text:style-name="P16"><text:span text:style-name="_20_Char"><text:span text:style-name="T30">Using the “-n” option will save time but it will also leave you with multiple alternate <text:s/>NIM machine definitions for the same node. <text:s text:c="2"/>If you wish to do go back to the “normal” naming convention, ( using the xCAT node name as the NIM machine </text:span></text:span><text:span text:style-name="_20_Char"><text:span text:style-name="T30">name), you could run the </text:span></text:span><text:span text:style-name="_20_Char"><text:span text:style-name="T31">mkdsklsnode </text:span></text:span><text:span text:style-name="_20_Char"><text:span text:style-name="T30">command for the same node without the “-n” option. <text:s text:c="2"/>For example, in the previous example you got a NIM machine definition </text:span></text:span><text:span text:style-name="_20_Char"><text:span text:style-name="T30">called “node42_61cosi”. <text:s text:c="2"/>If you wish to switch back to a NIM machine name of <text:s/>“node42” for the next update you could run </text:span></text:span><text:span text:style-name="_20_Char"><text:span text:style-name="T31">mkdsklsnode</text:span></text:span><text:span text:style-name="_20_Char"><text:span text:style-name="T30"> as follows. <text:s text:c="2"/>(You may need the “-f” (force) option if the “node42” definition already exists. ) </text:span></text:span></text:p>
      <text:p text:style-name="P16"><text:span text:style-name="_20_Char"><text:span text:style-name="T30"/></text:span></text:p>
      <text:p text:style-name="P16"><text:span text:style-name="_20_Char"><text:span text:style-name="T30"><text:tab/></text:span></text:span><text:span text:style-name="_20_Char"><text:span text:style-name="T33">mkdsklsnode -f -i 611cosi node42</text:span></text:span></text:p>
      <text:h text:style-name="P73" text:outline-level="2"><text:soft-page-break/>Verify node readiness (optional)</text:h>
      <text:p text:style-name="P26">To verify that NIM has allocated the required resources for a node and that the node is ready for a network boot you can run the “<text:span text:style-name="T2">lsnim –l</text:span>” command. <text:s/>For example, to check node “<text:span text:style-name="T6">node01</text:span>” you could run the following command.</text:p>
      <text:p text:style-name="P52">lsnim -l node01</text:p>
      <text:p text:style-name="P27">In preparation for the network boot the NIM <text:span text:style-name="_20_Char">“dkls_init” operation </text:span>configures <text:span text:style-name="T6">bootp</text:span>. <text:s/>At this point you can verify that the /etc/bootptab file has an entry for each node you wish to boot. <text:s/>Also, it is recommended that you stop and restart the inetd service to ensure the new <text:span text:style-name="T6">bootp</text:span> configuration is loaded:</text:p>
      <text:p text:style-name="P53"><text:span text:style-name="T19"><text:s/></text:span>stopsrc -s inetd</text:p>
      <text:p text:style-name="P53">startsrc -s inetd</text:p>
      <text:h text:style-name="P73" text:outline-level="2">Initiate a network boot</text:h>
      <text:p text:style-name="P20">Initiate a remote network boot request using the xCAT <text:span text:style-name="T3">rnetboot</text:span> command. <text:s/>For example, to initiate a network boot of all nodes in the group “<text:span text:style-name="T6">aixnodes</text:span>” you could issue the following command.</text:p>
      <text:p text:style-name="P58">rnetboot <text:s/>aixnodes</text:p>
      <text:p text:style-name="P21"><text:span text:style-name="T3">NOTE:</text:span> If you receive timeout errors from the <text:span text:style-name="T3">rnetboot</text:span> command, you may need to increase the default 60-second timeout to a larger value by setting ppctimeout in the site table:</text:p>
      <text:p text:style-name="P59">chdef -t site -o clustersite ppctimeout=180</text:p>
      <text:h text:style-name="P73" text:outline-level="2">Verify the deployment</text:h>
      <text:list text:style-name="WW8Num33">
        <text:list-item text:start-value="1">
          <text:p text:style-name="P95">As soon as the <text:span text:style-name="T2">rnetboot</text:span> command returns you can open a remote console to monitor the boot progress using the xCAT <text:span text:style-name="T2">rcons</text:span> command. <text:s/>This command requires that you have conserver installed and configured. <text:s/>To configure conserver, run:</text:p>
        </text:list-item>
      </text:list>
      <text:p text:style-name="P42">makeconservercf</text:p>
      <text:p text:style-name="P51">Kill the conserver daemon if it is running, and restart it:</text:p>
      <text:p text:style-name="P42">conserver &amp;</text:p>
      <text:p text:style-name="P51">(You may need to add /opt/freeware/bin and /opt/freeware/sbin to your PATH first).</text:p>
      <text:p text:style-name="P51">To start a console:</text:p>
      <text:list text:style-name="WW8Num33">
        <text:list-header>
          <text:p text:style-name="P102">rcons node01</text:p>
        </text:list-header>
      </text:list>
      <text:list text:style-name="WW8Num33">
        <text:list-item text:start-value="1">
          <text:p text:style-name="P91"><text:span text:style-name="T26">You can use the AIX </text:span><text:span text:style-name="kwd"><text:span text:style-name="T28">lsnim</text:span></text:span><text:span text:style-name="T26"> command to see the state of the NIM installation for a particular node, by running the following command on the NIM master: </text:span></text:p>
          <text:p text:style-name="P100"><text:span text:style-name="T36">lsnim -l &lt;</text:span><text:span text:style-name="var"><text:span text:style-name="T36">clientname&gt;</text:span></text:span></text:p>
        </text:list-item>
        <text:list-item>
          <text:p text:style-name="P95"><text:soft-page-break/>Retry and troubleshooting tips: </text:p>
        </text:list-item>
      </text:list>
      <text:list text:style-name="L11">
        <text:list-item>
          <text:p text:style-name="P130">For p6 lpars, it may be helpful to bring up the HMC web interface in a browser and watch the lpar status and reference codes as the node boots.</text:p>
        </text:list-item>
        <text:list-item>
          <text:p text:style-name="P130">Verify network connections</text:p>
        </text:list-item>
        <text:list-item>
          <text:p text:style-name="P130">If the <text:span text:style-name="T3">rnetboot</text:span> returns “unsuccessful” for a node, verify that bootp and tftp is configured and running properly.</text:p>
        </text:list-item>
        <text:list-item>
          <text:p text:style-name="P144">View /etc/bootptab to make sure an entry exists for the node.</text:p>
        </text:list-item>
        <text:list-item>
          <text:p text:style-name="P144">Verify that the information in /tftpboot/&lt;node&gt;.info is correct.</text:p>
        </text:list-item>
        <text:list-item>
          <text:p text:style-name="P144">Stop and restart inetd:</text:p>
        </text:list-item>
      </text:list>
      <text:p text:style-name="P165">stopsrc -s inetd</text:p>
      <text:p text:style-name="P165">startsrc -s inetd</text:p>
      <text:list text:style-name="L12">
        <text:list-item>
          <text:p text:style-name="P175">Stop and restart tftp:</text:p>
        </text:list-item>
      </text:list>
      <text:p text:style-name="P165">stopsrc -s tftp</text:p>
      <text:p text:style-name="P165">startsrc -s tftp</text:p>
      <text:list text:style-name="L12">
        <text:list-item text:start-value="1">
          <text:p text:style-name="P175"/>
        </text:list-item>
      </text:list>
      <text:list text:style-name="L11">
        <text:list-item text:start-value="1">
          <text:p text:style-name="P130">Verify NFS is running properly and mounts can be performed with this NFS server:</text:p>
        </text:list-item>
        <text:list-item>
          <text:p text:style-name="P144">View /etc/exports for correct mount information. <text:s/></text:p>
        </text:list-item>
        <text:list-item>
          <text:p text:style-name="P144">Run the showmount and exportfs commands. </text:p>
        </text:list-item>
        <text:list-item>
          <text:p text:style-name="P144">Stop and restart the NFS and related daemons:</text:p>
        </text:list-item>
      </text:list>
      <text:p text:style-name="P171">stopsrc -g nfs</text:p>
      <text:p text:style-name="P171">startsrc -g nfs</text:p>
      <text:list text:style-name="L11">
        <text:list-item text:start-value="1">
          <text:p text:style-name="P151">Attempt to mount a filesystem from another system on the network.</text:p>
        </text:list-item>
        <text:list-item>
          <text:p text:style-name="P136">If the <text:span text:style-name="T3">rnetboot</text:span> operation is successful, but lsnim shows that the node is stuck at one of the netboot phases, you may need to redo your NIM definitions. <text:s/>Try the “short” approach first:</text:p>
        </text:list-item>
      </text:list>
      <text:p text:style-name="P42">nim -F -o reset node01</text:p>
      <text:p text:style-name="P42">nim -o dkls_init node01</text:p>
      <text:p text:style-name="P42">rnetboot -f node01</text:p>
      <text:list text:style-name="L11">
        <text:list-item text:start-value="1">
          <text:p text:style-name="P136">If that doesn't work, you may need to delete the entire client definition from NIM and recreate it:</text:p>
        </text:list-item>
      </text:list>
      <text:p text:style-name="P42">nim -F -o reset node01</text:p>
      <text:p text:style-name="P42">nim -o deallocate -a root=root -a paging=paging -a dump=dump -a spot=61cosi node01</text:p>
      <text:p text:style-name="P42">nim -o remove node01</text:p>
      <text:p text:style-name="P42">mkdsklsnode -i 61cosi node01</text:p>
      <text:list text:style-name="WW8Num33">
        <text:list-header>
          <text:p text:style-name="P100">rnetboot -f node01</text:p>
        </text:list-header>
      </text:list>
      <text:h text:style-name="Heading_20_1" text:outline-level="1"><text:soft-page-break/>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h text:style-name="Heading_20_2" text:outline-level="2">Removing NIM machine definitions</text:h>
      <text:p text:style-name="P16">Use the xCAT <text:span text:style-name="T3">rmdsklsnode</text:span> command to remove all NIM machine definitions that were created for the specified xCAT nodes. <text:s text:c="2"/>This command <text:span text:style-name="T17">will not</text:span><text:span text:style-name="T42"> </text:span>remove the xCAT node definitions.</text:p>
      <text:p text:style-name="P16"/>
      <text:p text:style-name="P16">For example, to remove the NIM machine definition corresponding to the xCAT node named “node01” you could run the command as follows.</text:p>
      <text:p text:style-name="P16"/>
      <text:p text:style-name="P16"><text:tab/><text:span text:style-name="T6">rmdsklsnode node01</text:span></text:p>
      <text:p text:style-name="P16"/>
      <text:p text:style-name="P16">The previous example assumes that the NIM machine definition is the same name as the xCAT node name. <text:s/>If you had used the “-n” option when you created the NIM machine definitions with <text:span text:style-name="T3">mkdsklsnode</text:span> then the NIM machine names would be a combination of the xCAT node name and the <text:span text:style-name="T6">osimage</text:span> name used to initialize the NIM machine. <text:s text:c="2"/>To remove these definitions you must provide the <text:span text:style-name="T3">rmdsklsnode</text:span> command with the name of the <text:span text:style-name="T6">osimage</text:span> that was used. </text:p>
      <text:p text:style-name="P16"/>
      <text:p text:style-name="P16">For example, to remove the NIM machine definition associated with the xCAT node named “node2” and the <text:span text:style-name="T6">osimage</text:span> named “61spot” you could run the following command. </text:p>
      <text:p text:style-name="P16"/>
      <text:p text:style-name="P16"><text:tab/><text:span text:style-name="T6">rmdsklsnode -i 61spot node02</text:span></text:p>
      <text:p text:style-name="P16"/>
      <text:p text:style-name="P16">If the NIM machine is currently running or the machine definition was left in a bad state you can use the <text:span text:style-name="T3">rmdsklsnode</text:span> “-f” (force) option. <text:s/>This will stop the node and deallocate any resources it is using so the machine definition can be removed.</text:p>
      <text:p text:style-name="P16"/>
      <text:p text:style-name="P16">The <text:span text:style-name="T3">rmdsklsnode</text:span> command is intended to make it easier to clean up NIM machine definitions that were created by xCAT. <text:s/>You can also use the AIX <text:span text:style-name="T3">nim</text:span> command directly. <text:s/>See the AIX/NIM documentation for details. </text:p>
      <text:p text:style-name="P38"/>
      <text:h text:style-name="Heading_20_2" text:outline-level="2">Removing NIM resources </text:h>
      <text:p text:style-name="Text_20_body">Use the xCAT <text:span text:style-name="T3">rmnimimage</text:span> command to remove all the NIM resources associated with a given xCAT <text:span text:style-name="T6">osimage</text:span> definition. <text:s text:c="2"/>The command will only remove a NIM resource if it is not allocated to a node. <text:s/>You should always clean up the NIM node definitions before attempting to remove the NIM resources. <text:s/>The command <text:span text:style-name="T17">will also remove</text:span> the xCAT <text:span text:style-name="T6">osimage</text:span> definition that is specified on the command line.</text:p>
      <text:p text:style-name="Text_20_body"><text:soft-page-break/>For example, to remove the “61spot” <text:span text:style-name="T6">osimage</text:span> definition along with all the associated NIM resources run the following command.</text:p>
      <text:p text:style-name="Text_20_body"><text:tab/><text:span text:style-name="T6">rmnimimage 61cosi</text:span></text:p>
      <text:p text:style-name="P16">If necessary, you can also remove the NIM definitions directly by using NIM commands. See the AIX/NIM documentation for details.</text:p>
      <text:h text:style-name="Heading_20_1" text:outline-level="1">Notes</text:h>
      <text:h text:style-name="Heading_20_2" text:outline-level="2">Terminology</text:h>
      <text:p text:style-name="P60">image</text:p>
      <text:p text:style-name="P44">The term “image” is used extensively in this document. The precise meaning of an “image” will vary depending on the context in which the term is being used. <text:s text:c="2"/>In general you can think of an image as the basic operating system image as well as other resources etc. that are needed to boot a node. <text:s/>In most cases in this document we will be referring to an image as either an xCAT <text:span text:style-name="T6">osimage</text:span> definition or an AIX/NIM diskless image, (COSI).</text:p>
      <text:p text:style-name="P43"/>
      <text:p text:style-name="P44"><text:span text:style-name="T3">osimage</text:span> - <text:s/>This is an xCAT object that can be used to describe an operation system image. <text:s/>This definition can contain various types of information depending on what will be installed on the node and how it will be installed. <text:s/>The image definition is <text:span text:style-name="T17">not</text:span> node specific and can be used to deploy multiple nodes. <text:s text:c="2"/>It contains all the information that will be needed by the underlying xCAT and NIM support to deploy the node.</text:p>
      <text:p text:style-name="P44"/>
      <text:p text:style-name="P44"><text:span text:style-name="T3">COSI</text:span> - <text:s/>A Common Operating System Image is the name used by AIX/NIM to refer to a SPOT resource. <text:s/>From the NIM perspective this would be an AIX diskless image. <text:s/></text:p>
      <text:p text:style-name="P43"/>
      <text:p text:style-name="P17"><text:tab/><text:span text:style-name="T3">diskless node</text:span></text:p>
      <text:p text:style-name="P43"><text:span text:style-name="T22">The operating system is not stored on local disk. <text:s/>For AIX systems this means the file systems are mounted from a NIM server. <text:s/>NIM also supports the concept of a </text:span><text:span text:style-name="T7">dataless</text:span><text:span text:style-name="T22"> system which has some limited disk space that can be used for certain file systems. <text:s text:c="2"/>See the “Special Cases” section below for information on using additional NIM features.</text:span></text:p>
      <text:p text:style-name="P17"/>
      <text:p text:style-name="P17"><text:tab/><text:span text:style-name="T3">diskfull node </text:span></text:p>
      <text:p text:style-name="P43">For AIX systems this means that the node has local disk storage that is used for the operating system. <text:s text:c="2"/>Diskfull AIX nodes are typically installed using the NIM <text:span text:style-name="T3">rte</text:span> or <text:span text:style-name="T3">mksysb</text:span> type install methods.</text:p>
      <text:p text:style-name="P43"/>
      <text:h text:style-name="Heading_20_2" text:outline-level="2"><text:soft-page-break/>NIM diskless resources</text:h>
      <text:p text:style-name="P8">The following list describes the required and optional resources that are managed by NIM to support diskless and dataless clients.</text:p>
      <text:p text:style-name="P8"/>
      <text:p text:style-name="Text_20_body"><text:span text:style-name="T9">boot</text:span> </text:p>
      <text:p text:style-name="P48">Defined as a network boot image for NIM clients. The <text:span text:style-name="T1">boot</text:span> resource is managed automatically by NIM and is never explicitly allocated or deallocated by users. </text:p>
      <text:p text:style-name="Text_20_body"><text:span text:style-name="T9">SPOT</text:span><text:span text:style-name="T8"> </text:span></text:p>
      <text:p text:style-name="P48">Defined as a directory structure that contains the AIX<text:span text:style-name="T13"> </text:span>run-time files common to all machines. These files are referred to as the <text:span text:style-name="T1">usr</text:span> parts of the fileset. The <text:span text:style-name="T1">SPOT</text:span> resource is mounted as the <text:span text:style-name="T1">/usr</text:span> file system on diskless and dataless clients. </text:p>
      <text:p text:style-name="P48">Contains the <text:span text:style-name="T1">root</text:span> parts of filesets. The <text:span text:style-name="T1">root</text:span> part of a fileset is the set of files that may be used to configure the software for a particular machine. These <text:span text:style-name="T1">root</text:span> files are stored in special directories in the <text:span text:style-name="T1">SPOT</text:span>, and they are used to populate the root directories of diskless and dataless clients during initialization.</text:p>
      <text:p text:style-name="P48">The network boot images used to boot clients are constructed from software installed in the <text:span text:style-name="T1">SPOT</text:span>.</text:p>
      <text:p text:style-name="P48">A <text:span text:style-name="T1">SPOT</text:span> resource is required for both diskless and dataless clients.</text:p>
      <text:p text:style-name="P62">root</text:p>
      <text:p text:style-name="P48">Defined as a parent directory for client "<text:span text:style-name="T1">/</text:span>" (<text:span text:style-name="T1">root</text:span>) directories. The client root directory in the <text:span text:style-name="T1">root</text:span> resource is mounted as the "<text:span text:style-name="T1">/</text:span>" (<text:span text:style-name="T1">root</text:span>) file system on the client. </text:p>
      <text:p text:style-name="P48">When the resources for a client are initialized, the client <text:span text:style-name="T1">root</text:span> directory is populated with configuration files. These configuration files are copied from the <text:span text:style-name="T1">SPOT</text:span> resource that has been allocated to the same machine.</text:p>
      <text:p text:style-name="P48">A <text:span text:style-name="T1">root</text:span> resource is required for both diskless and dataless clients.</text:p>
      <text:p text:style-name="P48">This resource is managed automatically by NIM.</text:p>
      <text:p text:style-name="P62">dump</text:p>
      <text:p text:style-name="P47"><text:span text:style-name="T8">Defined as a parent directory for client dump files. The client dump file in the </text:span><text:span text:style-name="T9">dump</text:span><text:span text:style-name="T8"> resource is mounted as the dump device for the client. </text:span></text:p>
      <text:p text:style-name="P48">A <text:span text:style-name="T1">dump</text:span> resource is required for both diskless and dataless clients. </text:p>
      <text:p text:style-name="P48">This resource is managed automatically by NIM.</text:p>
      <text:p text:style-name="Text_20_body"><text:span text:style-name="T9">paging</text:span> </text:p>
      <text:p text:style-name="P47"><text:span text:style-name="T8">Defined as a parent directory for client paging files. The client paging file in the </text:span><text:span text:style-name="T9">paging</text:span><text:span text:style-name="T8"> resource is mounted as the paging device for the client. </text:span></text:p>
      <text:p text:style-name="P48"><text:soft-page-break/>A <text:span text:style-name="T1">paging</text:span> resource is required for diskless clients and optional for dataless clients.</text:p>
      <text:p text:style-name="P48">This resource is managed automatically by NIM.</text:p>
      <text:p text:style-name="Text_20_body"><text:span text:style-name="T9">home</text:span> </text:p>
      <text:p text:style-name="P48">Defined as a parent directory for client <text:span text:style-name="T1">/home</text:span> directories. The client directory in the <text:span text:style-name="T1">home</text:span> resource is mounted as the <text:span text:style-name="T1">/home</text:span> file system on the client. </text:p>
      <text:p text:style-name="P47"><text:span text:style-name="T8">A </text:span><text:span text:style-name="T9">home</text:span><text:span text:style-name="T8"> resource is optional for both diskless and dataless clients.</text:span></text:p>
      <text:p text:style-name="Text_20_body"><text:span text:style-name="T9">shared_home</text:span> </text:p>
      <text:p text:style-name="P48">Defined as a <text:span text:style-name="T1">/home</text:span> directory shared by clients. All clients that use a <text:span text:style-name="T1">shared_home</text:span> resource will mount the same directory as the <text:span text:style-name="T1">/home</text:span> file system. </text:p>
      <text:p text:style-name="P48">A <text:span text:style-name="T1">shared_home</text:span> resource is optional for both diskless and dataless clients.</text:p>
      <text:p text:style-name="Text_20_body"><text:span text:style-name="T9">tmp</text:span> </text:p>
      <text:p text:style-name="P48">Defined as a parent directory for client <text:span text:style-name="T1">/tmp</text:span> directories. The client directory in the <text:span text:style-name="T1">tmp</text:span> resource is mounted as the <text:span text:style-name="T1">/tmp</text:span> file system on the client. </text:p>
      <text:p text:style-name="P48">A <text:span text:style-name="T1">tmp</text:span> resource is optional for both diskless and dataless clients.</text:p>
      <text:p text:style-name="Text_20_body"><text:span text:style-name="T9">resolv_conf</text:span> </text:p>
      <text:p text:style-name="P48">This resource is a file that contains nameserver IP addresses and a network domain name. </text:p>
      <text:p text:style-name="P48">It is copied to the <text:span text:style-name="T1">/etc/resolv.conf</text:span> file in the client's root directory.</text:p>
      <text:p text:style-name="P47"><text:span text:style-name="T8">A </text:span><text:span text:style-name="T9">resolv_conf</text:span><text:span text:style-name="T8"> resource is optional for both diskless and dataless clients.</text:span></text:p>
      <text:p text:style-name="P8">The AIX/NIM resources for diskless/dataless machines will remain allocated and the node will remain initialized until they are specifically unallocated and uninitialized. </text:p>
      <text:p text:style-name="P2"/>
      <text:h text:style-name="Heading_20_2" text:outline-level="2">NIM Commands</text:h>
      <text:h text:style-name="Heading_20_3" text:outline-level="3">COSI commands</text:h>
      <text:p text:style-name="Text_20_body">AIX provides commands that may be used to manage the SPOT (or COSI) resource. <text:s/>Refer to the AIX man pages for further details.</text:p>
      <text:list text:style-name="L13">
        <text:list-item>
          <text:p text:style-name="P116"><text:span text:style-name="T1">mkcosi <text:s text:c="3"/></text:span>Create a COSI (SPOT) for a thin server (diskless or <text:tab/><text:tab/>dataless client) to mount and use.</text:p>
        </text:list-item>
        <text:list-item>
          <text:p text:style-name="P116"><text:span text:style-name="T3">chcosi </text:span><text:s text:c="3"/>Manages a Common Operating System Image <text:tab/><text:tab/><text:tab/>(COSI).</text:p>
        </text:list-item>
        <text:list-item>
          <text:p text:style-name="P116"><text:span text:style-name="T1">cpcosi <text:s text:c="4"/></text:span>Create a copy of a COSI (SPOT).</text:p>
        </text:list-item>
        <text:list-item>
          <text:p text:style-name="P116"><text:span text:style-name="T1">lscosi <text:s text:c="6"/></text:span>List the properties of a COSI (SPOT).</text:p>
        </text:list-item>
        <text:list-item>
          <text:p text:style-name="P116"><text:span text:style-name="T1">rmcosi <text:s text:c="2"/></text:span>Remove a COSI (SPOT) from the NIM environment.</text:p>
        </text:list-item>
      </text:list>
      <text:h text:style-name="Heading_20_3" text:outline-level="3" text:is-list-header="true"><text:soft-page-break/></text:h>
      <text:h text:style-name="Heading_20_3" text:outline-level="3">Thin server commands</text:h>
      <text:p text:style-name="P23">AIX provides several commands that can be used to manage diskless (also called thin server) nodes. <text:s/>See the AIX man pages for further details.</text:p>
      <text:list text:style-name="L14">
        <text:list-item>
          <text:p text:style-name="P121"><text:span text:style-name="T1">mkts <text:s text:c="2"/></text:span>Create a thin server and all necessary resources.</text:p>
        </text:list-item>
        <text:list-item>
          <text:p text:style-name="P121"><text:span text:style-name="T1">lsts <text:s text:c="4"/></text:span>List the status and software content of a thin server.</text:p>
        </text:list-item>
        <text:list-item>
          <text:p text:style-name="P121"><text:span text:style-name="T1">swts <text:s text:c="2"/></text:span>Switch a thin server to a different COSI. </text:p>
        </text:list-item>
        <text:list-item>
          <text:p text:style-name="P121"><text:span text:style-name="T1">dbts <text:s text:c="3"/></text:span>Perform a debug boot on a thin server.</text:p>
        </text:list-item>
        <text:list-item>
          <text:p text:style-name="P121"><text:span text:style-name="T1">rmts <text:s text:c="2"/></text:span><text:s/>Remove a thin server from the NIM environ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8-06-13T09:46:40</dc:date>
    <meta:print-date>2008-05-29T09:58:11</meta:print-date>
    <meta:editing-cycles>180</meta:editing-cycles>
    <meta:editing-duration>P3DT6H36M35S</meta:editing-duration>
    <meta:user-defined meta:name="Info 1"/>
    <meta:user-defined meta:name="Info 2"/>
    <meta:user-defined meta:name="Info 3"/>
    <meta:user-defined meta:name="Info 4"/>
    <meta:document-statistic meta:table-count="0" meta:image-count="0" meta:object-count="0" meta:page-count="22" meta:paragraph-count="425" meta:word-count="7170" meta:character-count="41422"/>
  </office:meta>
</office:document-meta>
</file>